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62in"/>
    </style:style>
    <style:style style:name="co2" style:family="table-column">
      <style:table-column-properties fo:break-before="auto" style:column-width="1.1902in"/>
    </style:style>
    <style:style style:name="co3" style:family="table-column">
      <style:table-column-properties fo:break-before="auto" style:column-width="2.7311in"/>
    </style:style>
    <style:style style:name="co4" style:family="table-column">
      <style:table-column-properties fo:break-before="auto" style:column-width="3.681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9008in"/>
    </style:style>
    <style:style style:name="co7" style:family="table-column">
      <style:table-column-properties fo:break-before="auto" style:column-width="1.0484in"/>
    </style:style>
    <style:style style:name="co8" style:family="table-column">
      <style:table-column-properties fo:break-before="auto" style:column-width="3.9764in"/>
    </style:style>
    <style:style style:name="co9" style:family="table-column">
      <style:table-column-properties fo:break-before="auto" style:column-width="6.5661in"/>
    </style:style>
    <style:style style:name="co10" style:family="table-column">
      <style:table-column-properties fo:break-before="auto" style:column-width="1.8134in"/>
    </style:style>
    <style:style style:name="co11" style:family="table-column">
      <style:table-column-properties fo:break-before="auto" style:column-width="1.3866in"/>
    </style:style>
    <style:style style:name="co12" style:family="table-column">
      <style:table-column-properties fo:break-before="auto" style:column-width="3.8453in"/>
    </style:style>
    <style:style style:name="co13" style:family="table-column">
      <style:table-column-properties fo:break-before="auto" style:column-width="8.3028in"/>
    </style:style>
    <style:style style:name="co14" style:family="table-column">
      <style:table-column-properties fo:break-before="auto" style:column-width="1.8681in"/>
    </style:style>
    <style:style style:name="co15" style:family="table-column">
      <style:table-column-properties fo:break-before="auto" style:column-width="3.889in"/>
    </style:style>
    <style:style style:name="co16" style:family="table-column">
      <style:table-column-properties fo:break-before="auto" style:column-width="9.1661in"/>
    </style:style>
    <style:style style:name="co17" style:family="table-column">
      <style:table-column-properties fo:break-before="auto" style:column-width="1.748in"/>
    </style:style>
    <style:style style:name="co18" style:family="table-column">
      <style:table-column-properties fo:break-before="auto" style:column-width="6.5984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 tableooo:tab-color="#0000ff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style:use-window-font-color="true" style:text-outline="false" style:text-line-through-style="n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size-complex="5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138in solid #000000" fo:background-color="#83caff" style:text-align-source="fix" style:repeat-content="false" fo:border-left="0.0154in double #000000" style:border-line-width-left="0.0008in 0.0138in 0.0008in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fo:border-left="0.0154in double #000000" style:border-line-width-left="0.0008in 0.0138in 0.0008in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43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3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 style:data-style-name="N43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3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0084d1"/>
    </style:style>
    <style:style style:name="ce24" style:family="table-cell" style:parent-style-name="Default"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</office:automatic-styles>
  <office:body>
    <office:spreadsheet>
      <table:table table:name="Monday" table:style-name="ta1" table:print="false">
        <table:table-column table:style-name="co1" table:default-cell-style-name="ce7"/>
        <table:table-column table:style-name="co2" table:default-cell-style-name="ce13"/>
        <table:table-column table:style-name="co3" table:default-cell-style-name="ce13"/>
        <table:table-column table:style-name="co4" table:default-cell-style-name="ce18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9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Default" table:number-columns-repeated="3"/>
        </table:table-row>
        <table:table-row table:style-name="ro3">
          <table:table-cell table:style-name="ce3" office:value-type="date" office:date-value="2016-05-16">
            <text:p>05/16/16</text:p>
          </table:table-cell>
          <table:table-cell table:style-name="Default" table:number-columns-repeated="3"/>
        </table:table-row>
        <table:table-row table:style-name="ro4">
          <table:table-cell table:style-name="ce4"/>
          <table:table-cell table:style-name="Default" table:number-columns-repeated="3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</table:table-row>
        <table:table-row table:style-name="ro4">
          <table:table-cell table:style-name="ce6" office:value-type="string">
            <text:p>Alex Sanchez(family)</text:p>
          </table:table-cell>
          <table:table-cell table:style-name="ce11" office:value-type="time" office:time-value="PT08H16M00S">
            <text:p>08:16:00 AM</text:p>
          </table:table-cell>
          <table:table-cell table:style-name="ce15" office:value-type="string">
            <text:p>Client passed 2/29 </text:p>
          </table:table-cell>
          <table:table-cell table:style-name="ce17" office:value-type="string">
            <text:p>Cancelled insurance policies</text:p>
          </table:table-cell>
        </table:table-row>
        <table:table-row table:style-name="ro4">
          <table:table-cell office:value-type="string">
            <text:p>Doris Kunde</text:p>
          </table:table-cell>
          <table:table-cell table:style-name="ce12" office:value-type="time" office:time-value="PT08H24M00S">
            <text:p>08:24:00 AM</text:p>
          </table:table-cell>
          <table:table-cell office:value-type="string">
            <text:p>Make payment</text:p>
          </table:table-cell>
          <table:table-cell office:value-type="string">
            <text:p>3 way call to ambetter for payment</text:p>
          </table:table-cell>
        </table:table-row>
        <table:table-row table:style-name="ro4">
          <table:table-cell office:value-type="string">
            <text:p>Larry Ware</text:p>
          </table:table-cell>
          <table:table-cell table:style-name="ce12" office:value-type="time" office:time-value="PT08H41M00S">
            <text:p>08:41:00 AM</text:p>
          </table:table-cell>
          <table:table-cell office:value-type="string">
            <text:p>policy breakdown</text:p>
          </table:table-cell>
          <table:table-cell office:value-type="string">
            <text:p>went over details of policy and billing</text:p>
          </table:table-cell>
        </table:table-row>
        <table:table-row table:style-name="ro4">
          <table:table-cell office:value-type="string">
            <text:p>Michael Lunsford</text:p>
          </table:table-cell>
          <table:table-cell table:style-name="ce12" office:value-type="time" office:time-value="PT09H03M00S">
            <text:p>09:03:00 AM</text:p>
          </table:table-cell>
          <table:table-cell office:value-type="string">
            <text:p>received a call from us</text:p>
          </table:table-cell>
          <table:table-cell office:value-type="string">
            <text:p>handed it over to agents</text:p>
          </table:table-cell>
        </table:table-row>
        <table:table-row table:style-name="ro4">
          <table:table-cell office:value-type="string">
            <text:p>Archie Henry</text:p>
          </table:table-cell>
          <table:table-cell table:style-name="ce12" office:value-type="time" office:time-value="PT09H10M00S">
            <text:p>09:10:00 AM</text:p>
          </table:table-cell>
          <table:table-cell office:value-type="string">
            <text:p>inquiring about 9.99 charge</text:p>
          </table:table-cell>
          <table:table-cell office:value-type="string">
            <text:p>informed client about insure hc</text:p>
          </table:table-cell>
        </table:table-row>
        <table:table-row table:style-name="ro4">
          <table:table-cell office:value-type="string">
            <text:p>David Reum</text:p>
          </table:table-cell>
          <table:table-cell table:style-name="ce12" office:value-type="time" office:time-value="PT09H21M00S">
            <text:p>09:21:00 AM</text:p>
          </table:table-cell>
          <table:table-cell office:value-type="string">
            <text:p>Inquiring about a 13.40 charge</text:p>
          </table:table-cell>
          <table:table-cell office:value-type="string">
            <text:p>informed client about his AME policy</text:p>
          </table:table-cell>
        </table:table-row>
        <table:table-row table:style-name="ro4">
          <table:table-cell office:value-type="string">
            <text:p>Marcus Weber</text:p>
          </table:table-cell>
          <table:table-cell table:style-name="ce12" office:value-type="time" office:time-value="PT09H39M00S">
            <text:p>09:39:00 AM</text:p>
          </table:table-cell>
          <table:table-cell office:value-type="string">
            <text:p>Cancellation letter</text:p>
          </table:table-cell>
          <table:table-cell office:value-type="string">
            <text:p>sent client email confirming cancellation</text:p>
          </table:table-cell>
        </table:table-row>
        <table:table-row table:style-name="ro4">
          <table:table-cell office:value-type="string">
            <text:p>Diane Tisby</text:p>
          </table:table-cell>
          <table:table-cell table:style-name="ce12" office:value-type="time" office:time-value="PT09H47M00S">
            <text:p>09:47:00 AM</text:p>
          </table:table-cell>
          <table:table-cell office:value-type="string">
            <text:p>verify Insure HC was cancelled</text:p>
          </table:table-cell>
          <table:table-cell office:value-type="string">
            <text:p>verified Insure HC was cancelled</text:p>
          </table:table-cell>
        </table:table-row>
        <table:table-row table:style-name="ro4">
          <table:table-cell office:value-type="string">
            <text:p>John Guevara</text:p>
          </table:table-cell>
          <table:table-cell table:style-name="ce12" office:value-type="time" office:time-value="PT10H01M00S">
            <text:p>10:01:00 AM</text:p>
          </table:table-cell>
          <table:table-cell office:value-type="string">
            <text:p>needs payment for coffee</text:p>
          </table:table-cell>
          <table:table-cell office:value-type="string">
            <text:p>let him know someone will give him a call </text:p>
          </table:table-cell>
        </table:table-row>
        <table:table-row table:style-name="ro4">
          <table:table-cell office:value-type="string">
            <text:p>Ederett Jackson</text:p>
          </table:table-cell>
          <table:table-cell table:style-name="ce12" office:value-type="time" office:time-value="PT10H21M00S">
            <text:p>10:21:00 AM</text:p>
          </table:table-cell>
          <table:table-cell office:value-type="string">
            <text:p>wanted info on Assurant policies</text:p>
          </table:table-cell>
          <table:table-cell office:value-type="string">
            <text:p>went over policies and billing</text:p>
          </table:table-cell>
        </table:table-row>
        <table:table-row table:style-name="ro4">
          <table:table-cell office:value-type="string">
            <text:p>David Fergades</text:p>
          </table:table-cell>
          <table:table-cell table:style-name="ce12" office:value-type="time" office:time-value="PT10H53M00S">
            <text:p>10:53:00 AM</text:p>
          </table:table-cell>
          <table:table-cell office:value-type="string">
            <text:p>no longer working</text:p>
          </table:table-cell>
          <table:table-cell office:value-type="string">
            <text:p>cancelled all polices has no income</text:p>
          </table:table-cell>
        </table:table-row>
        <table:table-row table:style-name="ro4">
          <table:table-cell office:value-type="string">
            <text:p>Pauletta( for Jack Crosten)</text:p>
          </table:table-cell>
          <table:table-cell table:style-name="ce12" office:value-type="time" office:time-value="PT11H22M00S">
            <text:p>11:22:00 AM</text:p>
          </table:table-cell>
          <table:table-cell office:value-type="string">
            <text:p>called looking for client info</text:p>
          </table:table-cell>
          <table:table-cell office:value-type="string">
            <text:p>client is not in system(up or downstairs)</text:p>
          </table:table-cell>
        </table:table-row>
        <table:table-row table:style-name="ro4">
          <table:table-cell office:value-type="string">
            <text:p>Paul Davis</text:p>
          </table:table-cell>
          <table:table-cell table:style-name="ce12" office:value-type="time" office:time-value="PT11H57M00S">
            <text:p>11:57:00 AM</text:p>
          </table:table-cell>
          <table:table-cell office:value-type="string">
            <text:p>inquiring about 9.99 charge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Deborah Cottingham</text:p>
          </table:table-cell>
          <table:table-cell table:style-name="ce12" office:value-type="time" office:time-value="PT12H06M00S">
            <text:p>12:06:00 PM</text:p>
          </table:table-cell>
          <table:table-cell office:value-type="string">
            <text:p>inquiring about 9.99 charge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Howard Hale</text:p>
          </table:table-cell>
          <table:table-cell table:style-name="ce12" office:value-type="time" office:time-value="PT12H19M00S">
            <text:p>12:19:00 PM</text:p>
          </table:table-cell>
          <table:table-cell office:value-type="string">
            <text:p>Assurant policy letter</text:p>
          </table:table-cell>
          <table:table-cell office:value-type="string">
            <text:p>plan terminated due to false info</text:p>
          </table:table-cell>
        </table:table-row>
        <table:table-row table:style-name="ro4">
          <table:table-cell office:value-type="string">
            <text:p>Marie Scherer</text:p>
          </table:table-cell>
          <table:table-cell table:style-name="ce12" office:value-type="time" office:time-value="PT12H49M00S">
            <text:p>12:49:00 PM</text:p>
          </table:table-cell>
          <table:table-cell office:value-type="string">
            <text:p>Wants hard copy of dental card</text:p>
          </table:table-cell>
          <table:table-cell office:value-type="string">
            <text:p>3 way call to HII, they will send it out</text:p>
          </table:table-cell>
        </table:table-row>
        <table:table-row table:style-name="ro4">
          <table:table-cell office:value-type="string">
            <text:p>John Guevara</text:p>
          </table:table-cell>
          <table:table-cell table:style-name="ce12" office:value-type="time" office:time-value="PT14H03M00S">
            <text:p>02:03:00 PM</text:p>
          </table:table-cell>
          <table:table-cell office:value-type="string">
            <text:p>wants to speak to accounting</text:p>
          </table:table-cell>
          <table:table-cell office:value-type="string">
            <text:p>Took message for TJ</text:p>
          </table:table-cell>
        </table:table-row>
        <table:table-row table:style-name="ro4">
          <table:table-cell office:value-type="string">
            <text:p>Tommy Vaughn</text:p>
          </table:table-cell>
          <table:table-cell table:style-name="ce12" office:value-type="time" office:time-value="PT14H34M00S">
            <text:p>02:34:00 PM</text:p>
          </table:table-cell>
          <table:table-cell office:value-type="string">
            <text:p>wanted to know how much he owed</text:p>
          </table:table-cell>
          <table:table-cell office:value-type="string">
            <text:p>3 way call to ambetter, hes paid for the year</text:p>
          </table:table-cell>
        </table:table-row>
        <table:table-row table:style-name="ro4">
          <table:table-cell office:value-type="string">
            <text:p>Emmanuel Lumpkin</text:p>
          </table:table-cell>
          <table:table-cell table:style-name="ce12" office:value-type="time" office:time-value="PT03H54M00S">
            <text:p>03:54:00 AM</text:p>
          </table:table-cell>
          <table:table-cell office:value-type="string">
            <text:p>called with B of A</text:p>
          </table:table-cell>
          <table:table-cell office:value-type="string">
            <text:p>cancelled insure HC after dispute</text:p>
          </table:table-cell>
        </table:table-row>
        <table:table-row table:style-name="ro4" table:number-rows-repeated="35">
          <table:table-cell table:number-columns-repeated="4"/>
        </table:table-row>
        <table:table-row table:style-name="ro4">
          <table:table-cell table:style-name="ce8"/>
          <table:table-cell table:style-name="ce14" table:number-columns-repeated="2"/>
          <table:table-cell table:style-name="ce19"/>
        </table:table-row>
      </table:table>
      <table:table table:name="Tuesday " table:style-name="ta1" table:print="false">
        <table:table-column table:style-name="co6" table:default-cell-style-name="ce7"/>
        <table:table-column table:style-name="co7" table:default-cell-style-name="ce12"/>
        <table:table-column table:style-name="co8" table:default-cell-style-name="ce13"/>
        <table:table-column table:style-name="co9" table:default-cell-style-name="ce18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Default" table:number-columns-repeated="3"/>
          <table:table-cell table:number-columns-repeated="1020"/>
        </table:table-row>
        <table:table-row table:style-name="ro3">
          <table:table-cell table:style-name="ce3" office:value-type="date" office:date-value="2016-05-17">
            <text:p>05/17/16</text:p>
          </table:table-cell>
          <table:table-cell table:style-name="Default" table:number-columns-repeated="3"/>
          <table:table-cell table:number-columns-repeated="1020"/>
        </table:table-row>
        <table:table-row table:style-name="ro4">
          <table:table-cell table:style-name="ce4"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Time of Call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Wykeshia Baker Beard</text:p>
          </table:table-cell>
          <table:table-cell table:style-name="ce11" office:value-type="time" office:time-value="PT08H05M00S">
            <text:p>08:05:00 AM</text:p>
          </table:table-cell>
          <table:table-cell table:style-name="ce15" office:value-type="string">
            <text:p>inquiring about Insure HC</text:p>
          </table:table-cell>
          <table:table-cell table:style-name="ce17" office:value-type="string">
            <text:p>Client kept Insure HC</text:p>
          </table:table-cell>
          <table:table-cell table:number-columns-repeated="1020"/>
        </table:table-row>
        <table:table-row table:style-name="ro4">
          <table:table-cell office:value-type="string">
            <text:p>Marvin Tyler McElwaine</text:p>
          </table:table-cell>
          <table:table-cell office:value-type="time" office:time-value="PT08H14M00S">
            <text:p>08:14:00 AM</text:p>
          </table:table-cell>
          <table:table-cell office:value-type="string">
            <text:p>cancelled all policies being charged 9.99</text:p>
          </table:table-cell>
          <table:table-cell office:value-type="string">
            <text:p>Cancelled Insure HC</text:p>
          </table:table-cell>
          <table:table-cell table:number-columns-repeated="1020"/>
        </table:table-row>
        <table:table-row table:style-name="ro4">
          <table:table-cell office:value-type="string">
            <text:p>Norman Kennedy</text:p>
          </table:table-cell>
          <table:table-cell office:value-type="time" office:time-value="PT08H18M00S">
            <text:p>08:18:00 AM</text:p>
          </table:table-cell>
          <table:table-cell office:value-type="string">
            <text:p>late payment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Patrick Coleman</text:p>
          </table:table-cell>
          <table:table-cell office:value-type="time" office:time-value="PT08H24M00S">
            <text:p>08:24:00 AM</text:p>
          </table:table-cell>
          <table:table-cell office:value-type="string">
            <text:p>missing payment for Aetn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ella Hill</text:p>
          </table:table-cell>
          <table:table-cell office:value-type="time" office:time-value="PT08H29M00S">
            <text:p>08:29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Anastasia Nikitenko</text:p>
          </table:table-cell>
          <table:table-cell office:value-type="time" office:time-value="PT08H36M00S">
            <text:p>08:36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onald Fisher</text:p>
          </table:table-cell>
          <table:table-cell office:value-type="time" office:time-value="PT08H37M00S">
            <text:p>08:37:00 AM</text:p>
          </table:table-cell>
          <table:table-cell office:value-type="string">
            <text:p>follow up for Aenta</text:p>
          </table:table-cell>
          <table:table-cell office:value-type="string">
            <text:p>Spoke to member of household they will give message to client</text:p>
          </table:table-cell>
          <table:table-cell table:number-columns-repeated="1020"/>
        </table:table-row>
        <table:table-row table:style-name="ro4">
          <table:table-cell office:value-type="string">
            <text:p>Michael Kusiak</text:p>
          </table:table-cell>
          <table:table-cell office:value-type="time" office:time-value="PT08H39M00S">
            <text:p>08:39:00 AM</text:p>
          </table:table-cell>
          <table:table-cell office:value-type="string">
            <text:p>follow up for Aenta</text:p>
          </table:table-cell>
          <table:table-cell office:value-type="string">
            <text:p>Spoke to client they stated they have already made payment</text:p>
          </table:table-cell>
          <table:table-cell table:number-columns-repeated="1020"/>
        </table:table-row>
        <table:table-row table:style-name="ro4">
          <table:table-cell office:value-type="string">
            <text:p>Steven Rodriguez</text:p>
          </table:table-cell>
          <table:table-cell office:value-type="time" office:time-value="PT08H45M00S">
            <text:p>08:45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Jacqueline Howell</text:p>
          </table:table-cell>
          <table:table-cell office:value-type="time" office:time-value="PT08H52M00S">
            <text:p>08:52:00 AM</text:p>
          </table:table-cell>
          <table:table-cell office:value-type="string">
            <text:p>follow up for Aenta</text:p>
          </table:table-cell>
          <table:table-cell office:value-type="string">
            <text:p>Client stated they will call when they are off from work</text:p>
          </table:table-cell>
          <table:table-cell table:number-columns-repeated="1020"/>
        </table:table-row>
        <table:table-row table:style-name="ro4">
          <table:table-cell office:value-type="string">
            <text:p>Deborah Herr</text:p>
          </table:table-cell>
          <table:table-cell office:value-type="time" office:time-value="PT08H59M00S">
            <text:p>08:59:00 AM</text:p>
          </table:table-cell>
          <table:table-cell office:value-type="string">
            <text:p>follow up for Aenta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Elizabeth Williams</text:p>
          </table:table-cell>
          <table:table-cell office:value-type="time" office:time-value="PT09H06M00S">
            <text:p>09:06:00 AM</text:p>
          </table:table-cell>
          <table:table-cell office:value-type="string">
            <text:p>follow up for Aenta</text:p>
          </table:table-cell>
          <table:table-cell office:value-type="string">
            <text:p>left message</text:p>
          </table:table-cell>
          <table:table-cell table:number-columns-repeated="1020"/>
        </table:table-row>
        <table:table-row table:style-name="ro4">
          <table:table-cell office:value-type="string">
            <text:p>James Penrod</text:p>
          </table:table-cell>
          <table:table-cell office:value-type="time" office:time-value="PT09H15M00S">
            <text:p>09:15:00 AM</text:p>
          </table:table-cell>
          <table:table-cell office:value-type="string">
            <text:p>follow up for Aenta</text:p>
          </table:table-cell>
          <table:table-cell office:value-type="string">
            <text:p>left message</text:p>
          </table:table-cell>
          <table:table-cell table:number-columns-repeated="1020"/>
        </table:table-row>
        <table:table-row table:style-name="ro4">
          <table:table-cell office:value-type="string">
            <text:p>Leisa Kraus</text:p>
          </table:table-cell>
          <table:table-cell office:value-type="time" office:time-value="PT09H16M00S">
            <text:p>09:16:00 AM</text:p>
          </table:table-cell>
          <table:table-cell office:value-type="string">
            <text:p>follow up for Aenta</text:p>
          </table:table-cell>
          <table:table-cell office:value-type="string">
            <text:p>Spoke to client they stated they have already made payment</text:p>
          </table:table-cell>
          <table:table-cell table:number-columns-repeated="1020"/>
        </table:table-row>
        <table:table-row table:style-name="ro4">
          <table:table-cell office:value-type="string">
            <text:p>Verna Warren</text:p>
          </table:table-cell>
          <table:table-cell office:value-type="time" office:time-value="PT09H19M00S">
            <text:p>09:19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Ramona Ragas</text:p>
          </table:table-cell>
          <table:table-cell office:value-type="time" office:time-value="PT09H27M00S">
            <text:p>09:27:00 AM</text:p>
          </table:table-cell>
          <table:table-cell office:value-type="string">
            <text:p>follow up for Aenta</text:p>
          </table:table-cell>
          <table:table-cell office:value-type="string">
            <text:p>Spoke to client they stated they have already made payment</text:p>
          </table:table-cell>
          <table:table-cell table:number-columns-repeated="1020"/>
        </table:table-row>
        <table:table-row table:style-name="ro4">
          <table:table-cell office:value-type="string">
            <text:p>Jennifer Brown</text:p>
          </table:table-cell>
          <table:table-cell office:value-type="time" office:time-value="PT09H33M00S">
            <text:p>09:33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enisia Lhewuokwu</text:p>
          </table:table-cell>
          <table:table-cell office:value-type="time" office:time-value="PT09H37M00S">
            <text:p>09:37:00 AM</text:p>
          </table:table-cell>
          <table:table-cell office:value-type="string">
            <text:p>follow up for Aenta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Juliet Ojrom</text:p>
          </table:table-cell>
          <table:table-cell office:value-type="time" office:time-value="PT09H41M00S">
            <text:p>09:41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Shelsia</text:p>
          </table:table-cell>
          <table:table-cell office:value-type="time" office:time-value="PT09H41M00S">
            <text:p>09:41:00 AM</text:p>
          </table:table-cell>
          <table:table-cell office:value-type="string">
            <text:p>follow up for Aenta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Norman Kennedy</text:p>
          </table:table-cell>
          <table:table-cell office:value-type="time" office:time-value="PT09H56M00S">
            <text:p>09:56:00 AM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Roxanne Rankins</text:p>
          </table:table-cell>
          <table:table-cell office:value-type="time" office:time-value="PT09H57M00S">
            <text:p>09:57:00 AM</text:p>
          </table:table-cell>
          <table:table-cell office:value-type="string">
            <text:p>Called with her bank to inquire about Insure HC</text:p>
          </table:table-cell>
          <table:table-cell office:value-type="string">
            <text:p>stated she wants a paper bill...let her know I will get back with her</text:p>
          </table:table-cell>
          <table:table-cell table:number-columns-repeated="1020"/>
        </table:table-row>
        <table:table-row table:style-name="ro4">
          <table:table-cell office:value-type="string">
            <text:p>Ricardo Hernandez</text:p>
          </table:table-cell>
          <table:table-cell office:value-type="time" office:time-value="PT10H00M00S">
            <text:p>10:00:00 AM</text:p>
          </table:table-cell>
          <table:table-cell office:value-type="string">
            <text:p>Assurant late payment</text:p>
          </table:table-cell>
          <table:table-cell office:value-type="string">
            <text:p>answered and hung up, then he didnt answer</text:p>
          </table:table-cell>
          <table:table-cell table:number-columns-repeated="1020"/>
        </table:table-row>
        <table:table-row table:style-name="ro4">
          <table:table-cell office:value-type="string">
            <text:p>Cheryl Wyche</text:p>
          </table:table-cell>
          <table:table-cell office:value-type="time" office:time-value="PT10H02M00S">
            <text:p>10:02:00 AM</text:p>
          </table:table-cell>
          <table:table-cell office:value-type="string">
            <text:p>Assurant late payment</text:p>
          </table:table-cell>
          <table:table-cell office:value-type="string">
            <text:p>client said she will make payment when she gets paid</text:p>
          </table:table-cell>
          <table:table-cell table:number-columns-repeated="1020"/>
        </table:table-row>
        <table:table-row table:style-name="ro4">
          <table:table-cell office:value-type="string">
            <text:p>Corilina Portell</text:p>
          </table:table-cell>
          <table:table-cell office:value-type="time" office:time-value="PT10H15M00S">
            <text:p>10:15:00 AM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Tina Hasty</text:p>
          </table:table-cell>
          <table:table-cell office:value-type="time" office:time-value="PT10H17M00S">
            <text:p>10:17:00 AM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Vernon Jackson</text:p>
          </table:table-cell>
          <table:table-cell office:value-type="time" office:time-value="PT10H24M00S">
            <text:p>10:24:00 AM</text:p>
          </table:table-cell>
          <table:table-cell office:value-type="string">
            <text:p>follow up for Coventry</text:p>
          </table:table-cell>
          <table:table-cell office:value-type="string">
            <text:p>phone disconnected</text:p>
          </table:table-cell>
          <table:table-cell table:number-columns-repeated="1020"/>
        </table:table-row>
        <table:table-row table:style-name="ro4">
          <table:table-cell office:value-type="string">
            <text:p>Natalie Masucci</text:p>
          </table:table-cell>
          <table:table-cell office:value-type="time" office:time-value="PT10H25M00S">
            <text:p>10:25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Quijannia Poole</text:p>
          </table:table-cell>
          <table:table-cell office:value-type="time" office:time-value="PT10H27M00S">
            <text:p>10:27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Carol Chalice</text:p>
          </table:table-cell>
          <table:table-cell office:value-type="time" office:time-value="PT10H27M00S">
            <text:p>10:27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ouise Wilson</text:p>
          </table:table-cell>
          <table:table-cell office:value-type="time" office:time-value="PT10H36M00S">
            <text:p>10:36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Shaun Bell</text:p>
          </table:table-cell>
          <table:table-cell office:value-type="time" office:time-value="PT10H43M00S">
            <text:p>10:43:00 AM</text:p>
          </table:table-cell>
          <table:table-cell office:value-type="string">
            <text:p>follow up for Coventry</text:p>
          </table:table-cell>
          <table:table-cell table:style-name="ce20" office:value-type="string">
            <text:p>Spoke to member of household they will give message to client</text:p>
          </table:table-cell>
          <table:table-cell table:number-columns-repeated="1020"/>
        </table:table-row>
        <table:table-row table:style-name="ro4">
          <table:table-cell office:value-type="string">
            <text:p>Vicki Hagood</text:p>
          </table:table-cell>
          <table:table-cell office:value-type="time" office:time-value="PT10H45M00S">
            <text:p>10:45:00 AM</text:p>
          </table:table-cell>
          <table:table-cell office:value-type="string">
            <text:p>wants to remove her banking info</text:p>
          </table:table-cell>
          <table:table-cell office:value-type="string">
            <text:p>3 way call to assurant they stated she will need to call back with Brandon on the line</text:p>
          </table:table-cell>
          <table:table-cell table:number-columns-repeated="1020"/>
        </table:table-row>
        <table:table-row table:style-name="ro4">
          <table:table-cell office:value-type="string">
            <text:p>Marla Walker</text:p>
          </table:table-cell>
          <table:table-cell office:value-type="time" office:time-value="PT11H00M00S">
            <text:p>11:00:00 A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John Guevara</text:p>
          </table:table-cell>
          <table:table-cell office:value-type="time" office:time-value="PT11H01M00S">
            <text:p>11:01:00 AM</text:p>
          </table:table-cell>
          <table:table-cell office:value-type="string">
            <text:p>needs to speak to accounting</text:p>
          </table:table-cell>
          <table:table-cell office:value-type="string">
            <text:p>took message for TJ</text:p>
          </table:table-cell>
          <table:table-cell table:number-columns-repeated="1020"/>
        </table:table-row>
        <table:table-row table:style-name="ro4">
          <table:table-cell office:value-type="string">
            <text:p>Brenda Moore</text:p>
          </table:table-cell>
          <table:table-cell office:value-type="time" office:time-value="PT11H05M00S">
            <text:p>11:05:00 AM</text:p>
          </table:table-cell>
          <table:table-cell office:value-type="string">
            <text:p>late payment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ucner Prince</text:p>
          </table:table-cell>
          <table:table-cell office:value-type="time" office:time-value="PT11H11M00S">
            <text:p>11:11:00 AM</text:p>
          </table:table-cell>
          <table:table-cell office:value-type="string">
            <text:p>Termination for Assurant</text:p>
          </table:table-cell>
          <table:table-cell office:value-type="string">
            <text:p>Said requested it</text:p>
          </table:table-cell>
          <table:table-cell table:number-columns-repeated="1020"/>
        </table:table-row>
        <table:table-row table:style-name="ro4">
          <table:table-cell office:value-type="string">
            <text:p>Lloyd Hill</text:p>
          </table:table-cell>
          <table:table-cell office:value-type="time" office:time-value="PT11H11M00S">
            <text:p>11:11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Nathaniel Parham</text:p>
          </table:table-cell>
          <table:table-cell office:value-type="time" office:time-value="PT11H16M00S">
            <text:p>11:16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Amanda Harless</text:p>
          </table:table-cell>
          <table:table-cell office:value-type="time" office:time-value="PT11H26M00S">
            <text:p>11:26:00 AM</text:p>
          </table:table-cell>
          <table:table-cell office:value-type="string">
            <text:p>Termination for Assurant</text:p>
          </table:table-cell>
          <table:table-cell office:value-type="string">
            <text:p>client stated they never enrolled and I had the wrong number</text:p>
          </table:table-cell>
          <table:table-cell table:number-columns-repeated="1020"/>
        </table:table-row>
        <table:table-row table:style-name="ro4">
          <table:table-cell office:value-type="string">
            <text:p>Samantha Ward</text:p>
          </table:table-cell>
          <table:table-cell office:value-type="time" office:time-value="PT11H32M00S">
            <text:p>11:32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Sarah Threatt</text:p>
          </table:table-cell>
          <table:table-cell office:value-type="time" office:time-value="PT11H37M00S">
            <text:p>11:37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Annette Smith</text:p>
          </table:table-cell>
          <table:table-cell office:value-type="time" office:time-value="PT11H42M00S">
            <text:p>11:42:00 A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onnie Walker</text:p>
          </table:table-cell>
          <table:table-cell office:value-type="time" office:time-value="PT12H53M00S">
            <text:p>12:53:00 PM</text:p>
          </table:table-cell>
          <table:table-cell office:value-type="string">
            <text:p>Termination for Assurant</text:p>
          </table:table-cell>
          <table:table-cell office:value-type="string">
            <text:p>Spoke to member of household they will give message to client</text:p>
          </table:table-cell>
          <table:table-cell table:number-columns-repeated="1020"/>
        </table:table-row>
        <table:table-row table:style-name="ro4">
          <table:table-cell office:value-type="string">
            <text:p>Rasada Mcknight</text:p>
          </table:table-cell>
          <table:table-cell office:value-type="time" office:time-value="PT12H14M00S">
            <text:p>12:14:00 PM</text:p>
          </table:table-cell>
          <table:table-cell office:value-type="string">
            <text:p>Termination for Assurant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Brett Dierker</text:p>
          </table:table-cell>
          <table:table-cell office:value-type="time" office:time-value="PT12H10M00S">
            <text:p>12:10:00 PM</text:p>
          </table:table-cell>
          <table:table-cell office:value-type="string">
            <text:p>Termination for Assurant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eon Saunders</text:p>
          </table:table-cell>
          <table:table-cell office:value-type="time" office:time-value="PT12H15M00S">
            <text:p>12:15:00 PM</text:p>
          </table:table-cell>
          <table:table-cell office:value-type="string">
            <text:p>Called to make payments</text:p>
          </table:table-cell>
          <table:table-cell office:value-type="string">
            <text:p>submitted apps and made payments</text:p>
          </table:table-cell>
          <table:table-cell table:number-columns-repeated="1020"/>
        </table:table-row>
        <table:table-row table:style-name="ro4">
          <table:table-cell office:value-type="string">
            <text:p>Audrey Akpan</text:p>
          </table:table-cell>
          <table:table-cell office:value-type="time" office:time-value="PT12H48M00S">
            <text:p>12:48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Danielle Schneekloth</text:p>
          </table:table-cell>
          <table:table-cell office:value-type="time" office:time-value="PT12H54M00S">
            <text:p>12:54:00 PM</text:p>
          </table:table-cell>
          <table:table-cell office:value-type="string">
            <text:p>follow up for Coventry</text:p>
          </table:table-cell>
          <table:table-cell office:value-type="string">
            <text:p>client stated she paid it</text:p>
          </table:table-cell>
          <table:table-cell table:number-columns-repeated="1020"/>
        </table:table-row>
        <table:table-row table:style-name="ro4">
          <table:table-cell office:value-type="string">
            <text:p>Angela Stanton</text:p>
          </table:table-cell>
          <table:table-cell office:value-type="time" office:time-value="PT13H09M00S">
            <text:p>01:09:00 PM</text:p>
          </table:table-cell>
          <table:table-cell office:value-type="string">
            <text:p>follow up for Coventry</text:p>
          </table:table-cell>
          <table:table-cell office:value-type="string">
            <text:p>left message</text:p>
          </table:table-cell>
          <table:table-cell table:number-columns-repeated="1020"/>
        </table:table-row>
        <table:table-row table:style-name="ro4">
          <table:table-cell office:value-type="string">
            <text:p>Michele Wilson</text:p>
          </table:table-cell>
          <table:table-cell office:value-type="time" office:time-value="PT13H10M00S">
            <text:p>01:10:00 PM</text:p>
          </table:table-cell>
          <table:table-cell office:value-type="string">
            <text:p>follow up for Coventry</text:p>
          </table:table-cell>
          <table:table-cell office:value-type="string">
            <text:p>clients stated he paid it twice already</text:p>
          </table:table-cell>
          <table:table-cell table:number-columns-repeated="1020"/>
        </table:table-row>
        <table:table-row table:style-name="ro4">
          <table:table-cell office:value-type="string">
            <text:p>lunch</text:p>
          </table:table-cell>
          <table:table-cell office:value-type="time" office:time-value="PT13H15M00S">
            <text:p>01:15:00 PM</text:p>
          </table:table-cell>
          <table:table-cell table:number-columns-repeated="2" office:value-type="string">
            <text:p>lunch</text:p>
          </table:table-cell>
          <table:table-cell table:number-columns-repeated="1020"/>
        </table:table-row>
        <table:table-row table:style-name="ro4">
          <table:table-cell office:value-type="string">
            <text:p>Margaret Meek</text:p>
          </table:table-cell>
          <table:table-cell office:value-type="time" office:time-value="PT13H52M00S">
            <text:p>01:52:00 PM</text:p>
          </table:table-cell>
          <table:table-cell office:value-type="string">
            <text:p>follow up for Coventry</text:p>
          </table:table-cell>
          <table:table-cell office:value-type="string">
            <text:p>person answering phone said they will relay message</text:p>
          </table:table-cell>
          <table:table-cell table:number-columns-repeated="1020"/>
        </table:table-row>
        <table:table-row table:style-name="ro4">
          <table:table-cell office:value-type="string">
            <text:p>Karen Williams</text:p>
          </table:table-cell>
          <table:table-cell office:value-type="time" office:time-value="PT14H06M00S">
            <text:p>02:06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Jasmin Cavka</text:p>
          </table:table-cell>
          <table:table-cell office:value-type="time" office:time-value="PT14H08M00S">
            <text:p>02:08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Rufus Gifford</text:p>
          </table:table-cell>
          <table:table-cell office:value-type="time" office:time-value="PT14H21M00S">
            <text:p>02:21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Miriam Tarabay</text:p>
          </table:table-cell>
          <table:table-cell office:value-type="time" office:time-value="PT14H27M00S">
            <text:p>02:27:00 PM</text:p>
          </table:table-cell>
          <table:table-cell office:value-type="string">
            <text:p>follow up for Coventry</text:p>
          </table:table-cell>
          <table:table-cell office:value-type="string">
            <text:p>no answer no message system set up</text:p>
          </table:table-cell>
          <table:table-cell table:number-columns-repeated="1020"/>
        </table:table-row>
        <table:table-row table:style-name="ro4">
          <table:table-cell office:value-type="string">
            <text:p>Trina Wartenbe</text:p>
          </table:table-cell>
          <table:table-cell office:value-type="time" office:time-value="PT14H33M00S">
            <text:p>02:33:00 PM</text:p>
          </table:table-cell>
          <table:table-cell office:value-type="string">
            <text:p>follow up for Coventry</text:p>
          </table:table-cell>
          <table:table-cell office:value-type="string">
            <text:p>person answering stated they can speak on clients behalf but I left a message</text:p>
          </table:table-cell>
          <table:table-cell table:number-columns-repeated="1020"/>
        </table:table-row>
        <table:table-row table:style-name="ro4">
          <table:table-cell office:value-type="string">
            <text:p>Sabrina Bell</text:p>
          </table:table-cell>
          <table:table-cell office:value-type="time" office:time-value="PT14H41M00S">
            <text:p>02:41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Lester Johnson</text:p>
          </table:table-cell>
          <table:table-cell office:value-type="time" office:time-value="PT14H50M00S">
            <text:p>02:50:00 PM</text:p>
          </table:table-cell>
          <table:table-cell office:value-type="string">
            <text:p>follow up for Coventry</text:p>
          </table:table-cell>
          <table:table-cell office:value-type="string">
            <text:p>left a message</text:p>
          </table:table-cell>
          <table:table-cell table:number-columns-repeated="1020"/>
        </table:table-row>
        <table:table-row table:style-name="ro4">
          <table:table-cell office:value-type="string">
            <text:p>Patricia Mccrary</text:p>
          </table:table-cell>
          <table:table-cell office:value-type="time" office:time-value="PT14H57M00S">
            <text:p>02:57:00 PM</text:p>
          </table:table-cell>
          <table:table-cell office:value-type="string">
            <text:p>follow up for Coventry</text:p>
          </table:table-cell>
          <table:table-cell office:value-type="string">
            <text:p>answer and hang up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Kristin Witkcwski</text:p>
          </table:table-cell>
          <table:table-cell table:style-name="ce21" office:value-type="time" office:time-value="PT15H04M00S">
            <text:p>03:04:00 PM</text:p>
          </table:table-cell>
          <table:table-cell table:style-name="ce14" office:value-type="string">
            <text:p>follow up for Coventry</text:p>
          </table:table-cell>
          <table:table-cell table:style-name="ce19" office:value-type="string">
            <text:p>left a message</text:p>
          </table:table-cell>
          <table:table-cell table:number-columns-repeated="1020"/>
        </table:table-row>
        <table:table-row table:style-name="ro4">
          <table:table-cell table:style-name="ce20" office:value-type="string">
            <text:p>Aaron Stigall</text:p>
          </table:table-cell>
          <table:table-cell table:style-name="ce22" office:value-type="time" office:time-value="PT15H16M00S">
            <text:p>03:16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client stated he paid 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Donna Schonlau</text:p>
          </table:table-cell>
          <table:table-cell table:style-name="ce22" office:value-type="time" office:time-value="PT15H25M00S">
            <text:p>03:25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left a message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Kerry Harper</text:p>
          </table:table-cell>
          <table:table-cell table:style-name="ce22" office:value-type="time" office:time-value="PT15H32M00S">
            <text:p>03:32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client stated the payment was mailed in last week and has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Paula Moody</text:p>
          </table:table-cell>
          <table:table-cell table:style-name="ce22" office:value-type="time" office:time-value="PT15H41M00S">
            <text:p>03:41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left a message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James Jones</text:p>
          </table:table-cell>
          <table:table-cell table:style-name="ce22" office:value-type="time" office:time-value="PT15H53M00S">
            <text:p>03:53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left a message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Shanan Carlsen</text:p>
          </table:table-cell>
          <table:table-cell table:style-name="ce22" office:value-type="time" office:time-value="PT16H07M00S">
            <text:p>04:07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spouse stated they made payments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Menachem Meyer</text:p>
          </table:table-cell>
          <table:table-cell table:style-name="ce22" office:value-type="time" office:time-value="PT16H12M00S">
            <text:p>04:12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left a message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Patricia Dominguez</text:p>
          </table:table-cell>
          <table:table-cell table:style-name="ce22" office:value-type="time" office:time-value="PT16H22M00S">
            <text:p>04:22:00 PM</text:p>
          </table:table-cell>
          <table:table-cell table:style-name="ce20" office:value-type="string">
            <text:p>follow up for Coventry</text:p>
          </table:table-cell>
          <table:table-cell table:style-name="ce20" office:value-type="string">
            <text:p>no answer no message system set up</text:p>
          </table:table-cell>
          <table:table-cell table:style-name="ce20" table:number-columns-repeated="1020"/>
        </table:table-row>
      </table:table>
      <table:table table:name="Wednesday" table:style-name="ta1" table:print="false">
        <table:table-column table:style-name="co10" table:default-cell-style-name="ce7"/>
        <table:table-column table:style-name="co11" table:default-cell-style-name="ce13"/>
        <table:table-column table:style-name="co12" table:default-cell-style-name="ce13"/>
        <table:table-column table:style-name="co13" table:default-cell-style-name="ce18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9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23"/>
          <table:table-cell table:style-name="Default" table:number-columns-repeated="2"/>
        </table:table-row>
        <table:table-row table:style-name="ro3">
          <table:table-cell table:style-name="ce3" office:value-type="date" office:date-value="2016-05-18">
            <text:p>05/18/16</text:p>
          </table:table-cell>
          <table:table-cell table:style-name="Default" table:number-columns-repeated="3"/>
        </table:table-row>
        <table:table-row table:style-name="ro4">
          <table:table-cell table:style-name="ce4"/>
          <table:table-cell table:style-name="Default" table:number-columns-repeated="3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</table:table-row>
        <table:table-row table:style-name="ro4">
          <table:table-cell table:style-name="ce6" office:value-type="string">
            <text:p>Cheryl Wyche</text:p>
          </table:table-cell>
          <table:table-cell table:style-name="ce15" office:value-type="float" office:value="9792444349">
            <text:p>9792444349</text:p>
          </table:table-cell>
          <table:table-cell table:style-name="ce15" office:value-type="string">
            <text:p>Assurant Dental payment is late</text:p>
          </table:table-cell>
          <table:table-cell table:style-name="ce17" office:value-type="string">
            <text:p>no answer no message system set up</text:p>
          </table:table-cell>
        </table:table-row>
        <table:table-row table:style-name="ro4">
          <table:table-cell office:value-type="string">
            <text:p>Tina Hasty</text:p>
          </table:table-cell>
          <table:table-cell office:value-type="float" office:value="9102762642">
            <text:p>9102762642</text:p>
          </table:table-cell>
          <table:table-cell office:value-type="string">
            <text:p>Assurant AFB payment is lat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Corilina Vasquez</text:p>
          </table:table-cell>
          <table:table-cell office:value-type="float" office:value="2109234289">
            <text:p>2109234289</text:p>
          </table:table-cell>
          <table:table-cell office:value-type="string">
            <text:p>Assurant AFB payment is late</text:p>
          </table:table-cell>
          <table:table-cell office:value-type="string">
            <text:p>someone answered and hung up called back no answer left message</text:p>
          </table:table-cell>
        </table:table-row>
        <table:table-row table:style-name="ro4">
          <table:table-cell office:value-type="string">
            <text:p>Donald Lewis</text:p>
          </table:table-cell>
          <table:table-cell office:value-type="float" office:value="5704713215">
            <text:p>5704713215</text:p>
          </table:table-cell>
          <table:table-cell office:value-type="string">
            <text:p>Assurant AFB lapsed for non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Catherine Bresnak</text:p>
          </table:table-cell>
          <table:table-cell office:value-type="float" office:value="5705066502">
            <text:p>5705066502</text:p>
          </table:table-cell>
          <table:table-cell office:value-type="string">
            <text:p>Assurant AFB terminated(requested)</text:p>
          </table:table-cell>
          <table:table-cell office:value-type="string">
            <text:p>cancelled all policies now on medicaid </text:p>
          </table:table-cell>
        </table:table-row>
        <table:table-row table:style-name="ro4">
          <table:table-cell office:value-type="string">
            <text:p>Felix Egli</text:p>
          </table:table-cell>
          <table:table-cell office:value-type="float" office:value="9287545094">
            <text:p>9287545094</text:p>
          </table:table-cell>
          <table:table-cell office:value-type="string">
            <text:p>Called because he has insurance through his job</text:p>
          </table:table-cell>
          <table:table-cell office:value-type="string">
            <text:p>cancelled Insure HC says he doesn't needs supps has the best plan ever asked for cancellation letter</text:p>
          </table:table-cell>
        </table:table-row>
        <table:table-row table:style-name="ro4">
          <table:table-cell office:value-type="string">
            <text:p>Stephen Young</text:p>
          </table:table-cell>
          <table:table-cell office:value-type="float" office:value="9193954622">
            <text:p>9193954622</text:p>
          </table:table-cell>
          <table:table-cell office:value-type="string">
            <text:p>Called to speak To Kasey</text:p>
          </table:table-cell>
          <table:table-cell office:value-type="string">
            <text:p>transferred to Kasey</text:p>
          </table:table-cell>
        </table:table-row>
        <table:table-row table:style-name="ro4">
          <table:table-cell office:value-type="string">
            <text:p>Diana Bogan</text:p>
          </table:table-cell>
          <table:table-cell office:value-type="float" office:value="2159411656">
            <text:p>2159411656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Denise Darnell</text:p>
          </table:table-cell>
          <table:table-cell office:value-type="float" office:value="7044559750">
            <text:p>7044559750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Anthony Featherstone</text:p>
          </table:table-cell>
          <table:table-cell office:value-type="float" office:value="7045295533">
            <text:p>7045295533</text:p>
          </table:table-cell>
          <table:table-cell office:value-type="string">
            <text:p>Aetna termination follow up</text:p>
          </table:table-cell>
          <table:table-cell office:value-type="string">
            <text:p>spoke to client he is between jobs but will call back</text:p>
          </table:table-cell>
        </table:table-row>
        <table:table-row table:style-name="ro4">
          <table:table-cell office:value-type="string">
            <text:p>Kalia Williams</text:p>
          </table:table-cell>
          <table:table-cell office:value-type="float" office:value="9803186943">
            <text:p>9803186943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Brianna Chisholm</text:p>
          </table:table-cell>
          <table:table-cell office:value-type="float" office:value="7047134984">
            <text:p>7047134984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Chrischender McCalip</text:p>
          </table:table-cell>
          <table:table-cell office:value-type="float" office:value="2293931423">
            <text:p>2293931423</text:p>
          </table:table-cell>
          <table:table-cell office:value-type="string">
            <text:p>Called because she had terminated all plans</text:p>
          </table:table-cell>
          <table:table-cell office:value-type="string">
            <text:p>cancelled Insure HC she requested a cancellation letter </text:p>
          </table:table-cell>
        </table:table-row>
        <table:table-row table:style-name="ro4">
          <table:table-cell office:value-type="string">
            <text:p>Kevin White</text:p>
          </table:table-cell>
          <table:table-cell office:value-type="float" office:value="2673857890">
            <text:p>2673857890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ennifer Brown</text:p>
          </table:table-cell>
          <table:table-cell office:value-type="float" office:value="9042584522">
            <text:p>9042584522</text:p>
          </table:table-cell>
          <table:table-cell office:value-type="string">
            <text:p>Aetna termination follow up</text:p>
          </table:table-cell>
          <table:table-cell office:value-type="string">
            <text:p>person answering stated <text:s/>wrong number</text:p>
          </table:table-cell>
        </table:table-row>
        <table:table-row table:style-name="ro4">
          <table:table-cell office:value-type="string">
            <text:p>Sandie Latortue</text:p>
          </table:table-cell>
          <table:table-cell office:value-type="float" office:value="9547572489">
            <text:p>9547572489</text:p>
          </table:table-cell>
          <table:table-cell office:value-type="string">
            <text:p>Aetna termination follow up</text:p>
          </table:table-cell>
          <table:table-cell office:value-type="string">
            <text:p>no answer no message system set up</text:p>
          </table:table-cell>
        </table:table-row>
        <table:table-row table:style-name="ro4">
          <table:table-cell office:value-type="string">
            <text:p>Jeff Phillips</text:p>
          </table:table-cell>
          <table:table-cell office:value-type="float" office:value="7049287545">
            <text:p>7049287545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Denisia Lhewuokwu</text:p>
          </table:table-cell>
          <table:table-cell office:value-type="float" office:value="6784097121">
            <text:p>6784097121</text:p>
          </table:table-cell>
          <table:table-cell office:value-type="string">
            <text:p>Aetna termination follow up</text:p>
          </table:table-cell>
          <table:table-cell office:value-type="string">
            <text:p>wanted to re enroll gave lead to Kasey and Alonzo</text:p>
          </table:table-cell>
        </table:table-row>
        <table:table-row table:style-name="ro4">
          <table:table-cell office:value-type="string">
            <text:p>Kathi Baker</text:p>
          </table:table-cell>
          <table:table-cell office:value-type="float" office:value="5129880274">
            <text:p>5129880274</text:p>
          </table:table-cell>
          <table:table-cell office:value-type="string">
            <text:p>called regarding her 9.99 charge</text:p>
          </table:table-cell>
          <table:table-cell office:value-type="string">
            <text:p>cancelled Insure HC stated she cancelled all plans in Feb</text:p>
          </table:table-cell>
        </table:table-row>
        <table:table-row table:style-name="ro4">
          <table:table-cell office:value-type="string">
            <text:p>Unknown</text:p>
          </table:table-cell>
          <table:table-cell office:value-type="float" office:value="6032687823">
            <text:p>6032687823</text:p>
          </table:table-cell>
          <table:table-cell office:value-type="string">
            <text:p>wanted ext 1113</text:p>
          </table:table-cell>
          <table:table-cell office:value-type="string">
            <text:p>let her know all agents were out of the office and I could assist she said no hung up</text:p>
          </table:table-cell>
        </table:table-row>
        <table:table-row table:style-name="ro4">
          <table:table-cell office:value-type="string">
            <text:p>Tammy Walton</text:p>
          </table:table-cell>
          <table:table-cell office:value-type="float" office:value="7063179989">
            <text:p>7063179989</text:p>
          </table:table-cell>
          <table:table-cell office:value-type="string">
            <text:p>Aetna termination follow up</text:p>
          </table:table-cell>
          <table:table-cell office:value-type="string">
            <text:p>person answering stated Tammy wasn't in but will give her message</text:p>
          </table:table-cell>
        </table:table-row>
        <table:table-row table:style-name="ro4">
          <table:table-cell office:value-type="string">
            <text:p>Anthony Wilson</text:p>
          </table:table-cell>
          <table:table-cell office:value-type="float" office:value="7064647931">
            <text:p>7064647931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Mark Alan Darrow</text:p>
          </table:table-cell>
          <table:table-cell office:value-type="float" office:value="4173025449">
            <text:p>4173025449</text:p>
          </table:table-cell>
          <table:table-cell office:value-type="string">
            <text:p>Aetna termination follow up</text:p>
          </table:table-cell>
          <table:table-cell office:value-type="string">
            <text:p>client stated he cancelled all policies no longer was interested</text:p>
          </table:table-cell>
        </table:table-row>
        <table:table-row table:style-name="ro4">
          <table:table-cell office:value-type="string">
            <text:p>June Carmon</text:p>
          </table:table-cell>
          <table:table-cell office:value-type="float" office:value="3143615054">
            <text:p>3143615054</text:p>
          </table:table-cell>
          <table:table-cell office:value-type="string">
            <text:p>Aetna termination follow up</text:p>
          </table:table-cell>
          <table:table-cell office:value-type="string">
            <text:p>no answer no message system set up</text:p>
          </table:table-cell>
        </table:table-row>
        <table:table-row table:style-name="ro4">
          <table:table-cell office:value-type="string">
            <text:p>Virginia Perkins</text:p>
          </table:table-cell>
          <table:table-cell office:value-type="float" office:value="6362965627">
            <text:p>6362965627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Martha Williams</text:p>
          </table:table-cell>
          <table:table-cell office:value-type="float" office:value="7065694388">
            <text:p>7065694388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uliet Ojrom</text:p>
          </table:table-cell>
          <table:table-cell office:value-type="float" office:value="9049244343">
            <text:p>9049244343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Maureen Murphy</text:p>
          </table:table-cell>
          <table:table-cell office:value-type="float" office:value="4349733005">
            <text:p>4349733005</text:p>
          </table:table-cell>
          <table:table-cell office:value-type="string">
            <text:p>Aetna termination follow up</text:p>
          </table:table-cell>
          <table:table-cell office:value-type="string">
            <text:p>client stated she was enrolled in Anthem now</text:p>
          </table:table-cell>
        </table:table-row>
        <table:table-row table:style-name="ro4">
          <table:table-cell office:value-type="string">
            <text:p>Clifford Martin</text:p>
          </table:table-cell>
          <table:table-cell office:value-type="float" office:value="2766329114">
            <text:p>2766329114</text:p>
          </table:table-cell>
          <table:table-cell office:value-type="string">
            <text:p>Aetna termination follow up</text:p>
          </table:table-cell>
          <table:table-cell office:value-type="string">
            <text:p>client stated I was incorrect <text:s/>way call to marketplace. Client stated he will call back tomorrow to let us know what route he wants to take.</text:p>
          </table:table-cell>
        </table:table-row>
        <table:table-row table:style-name="ro4">
          <table:table-cell office:value-type="string">
            <text:p>Ramona Knight</text:p>
          </table:table-cell>
          <table:table-cell office:value-type="float" office:value="4029642390">
            <text:p>4029642390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Elizebeth Gregory</text:p>
          </table:table-cell>
          <table:table-cell office:value-type="float" office:value="9196768013">
            <text:p>9196768013</text:p>
          </table:table-cell>
          <table:table-cell office:value-type="string">
            <text:p>Aetna termination follow up</text:p>
          </table:table-cell>
          <table:table-cell office:value-type="string">
            <text:p>clients husband stated he already made other arrangements for health insurance</text:p>
          </table:table-cell>
        </table:table-row>
        <table:table-row table:style-name="ro4">
          <table:table-cell office:value-type="string">
            <text:p>Regina Evons</text:p>
          </table:table-cell>
          <table:table-cell office:value-type="float" office:value="8043212936">
            <text:p>8043212936</text:p>
          </table:table-cell>
          <table:table-cell office:value-type="string">
            <text:p>Aetna termination follow up</text:p>
          </table:table-cell>
          <table:table-cell office:value-type="string">
            <text:p>client stated she is aware and made the request does not need our help at this time</text:p>
          </table:table-cell>
        </table:table-row>
        <table:table-row table:style-name="ro4">
          <table:table-cell office:value-type="string">
            <text:p>Krystal Elmshauser</text:p>
          </table:table-cell>
          <table:table-cell office:value-type="float" office:value="3082546343">
            <text:p>3082546343</text:p>
          </table:table-cell>
          <table:table-cell office:value-type="string">
            <text:p>Aetna termination follow up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Luis Patino</text:p>
          </table:table-cell>
          <table:table-cell office:value-type="float" office:value="6303627848">
            <text:p>6303627848</text:p>
          </table:table-cell>
          <table:table-cell office:value-type="string">
            <text:p>Aetna termination follow up</text:p>
          </table:table-cell>
          <table:table-cell office:value-type="string">
            <text:p>enrolled in BCBS through the marketplace</text:p>
          </table:table-cell>
        </table:table-row>
        <table:table-row table:style-name="ro4">
          <table:table-cell office:value-type="string">
            <text:p>Gregory Purnell</text:p>
          </table:table-cell>
          <table:table-cell office:value-type="float" office:value="3147218674">
            <text:p>3147218674</text:p>
          </table:table-cell>
          <table:table-cell office:value-type="string">
            <text:p>Aetna termination follow up</text:p>
          </table:table-cell>
          <table:table-cell office:value-type="string">
            <text:p>client stated he requested this back in April and I'm late</text:p>
          </table:table-cell>
        </table:table-row>
        <table:table-row table:style-name="ro4">
          <table:table-cell office:value-type="string">
            <text:p>Emma Keating</text:p>
          </table:table-cell>
          <table:table-cell office:value-type="float" office:value="7347175211">
            <text:p>7347175211</text:p>
          </table:table-cell>
          <table:table-cell office:value-type="string">
            <text:p>Aetna termination follow up</text:p>
          </table:table-cell>
          <table:table-cell office:value-type="string">
            <text:p>client is aware policy is terminated enrolled in different plan</text:p>
          </table:table-cell>
        </table:table-row>
        <table:table-row table:style-name="ro4">
          <table:table-cell office:value-type="string">
            <text:p>Kirk Lennemann</text:p>
          </table:table-cell>
          <table:table-cell office:value-type="float" office:value="3084253618">
            <text:p>3084253618</text:p>
          </table:table-cell>
          <table:table-cell office:value-type="string">
            <text:p>Coventry payment past due</text:p>
          </table:table-cell>
          <table:table-cell office:value-type="string">
            <text:p>client stated it was paid</text:p>
          </table:table-cell>
        </table:table-row>
        <table:table-row table:style-name="ro4">
          <table:table-cell office:value-type="string">
            <text:p>Donna Schonlau</text:p>
          </table:table-cell>
          <table:table-cell office:value-type="float" office:value="4173343550">
            <text:p>4173343550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Betty Young</text:p>
          </table:table-cell>
          <table:table-cell office:value-type="float" office:value="9128509864">
            <text:p>9128509864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Danielle Schneekloth</text:p>
          </table:table-cell>
          <table:table-cell office:value-type="float" office:value="4029342260">
            <text:p>4029342260</text:p>
          </table:table-cell>
          <table:table-cell office:value-type="string">
            <text:p>Coventry payment past due</text:p>
          </table:table-cell>
          <table:table-cell office:value-type="string">
            <text:p>paid</text:p>
          </table:table-cell>
        </table:table-row>
        <table:table-row table:style-name="ro4">
          <table:table-cell office:value-type="string">
            <text:p>Henry Haynes</text:p>
          </table:table-cell>
          <table:table-cell office:value-type="float" office:value="6182151748">
            <text:p>6182151748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oseph Slimick</text:p>
          </table:table-cell>
          <table:table-cell office:value-type="float" office:value="8149278454">
            <text:p>8149278454</text:p>
          </table:table-cell>
          <table:table-cell office:value-type="string">
            <text:p>Coventry payment past due</text:p>
          </table:table-cell>
          <table:table-cell office:value-type="string">
            <text:p>client stated it was paid</text:p>
          </table:table-cell>
        </table:table-row>
        <table:table-row table:style-name="ro4">
          <table:table-cell office:value-type="string">
            <text:p>Katrina England</text:p>
          </table:table-cell>
          <table:table-cell office:value-type="float" office:value="2294694132">
            <text:p>2294694132</text:p>
          </table:table-cell>
          <table:table-cell office:value-type="string">
            <text:p>Coventry payment past due</text:p>
          </table:table-cell>
          <table:table-cell office:value-type="string">
            <text:p>client believes it was paid needs to check bank account to confirm</text:p>
          </table:table-cell>
        </table:table-row>
        <table:table-row table:style-name="ro4">
          <table:table-cell office:value-type="string">
            <text:p>Jeff fisher</text:p>
          </table:table-cell>
          <table:table-cell office:value-type="float" office:value="5706892319">
            <text:p>5706892319</text:p>
          </table:table-cell>
          <table:table-cell office:value-type="string">
            <text:p>Coventry payment past due</text:p>
          </table:table-cell>
          <table:table-cell office:value-type="string">
            <text:p>client stated it was paid</text:p>
          </table:table-cell>
        </table:table-row>
        <table:table-row table:style-name="ro4">
          <table:table-cell office:value-type="string">
            <text:p>Jimmy Hayes</text:p>
          </table:table-cell>
          <table:table-cell office:value-type="float" office:value="8282120182">
            <text:p>8282120182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Gerald Arnold</text:p>
          </table:table-cell>
          <table:table-cell office:value-type="float" office:value="4784742160">
            <text:p>4784742160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erry Williams</text:p>
          </table:table-cell>
          <table:table-cell office:value-type="float" office:value="9197714682">
            <text:p>9197714682</text:p>
          </table:table-cell>
          <table:table-cell office:value-type="string">
            <text:p>Coventry payment past due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Steven Mukung</text:p>
          </table:table-cell>
          <table:table-cell office:value-type="float" office:value="9194234095">
            <text:p>9194234095</text:p>
          </table:table-cell>
          <table:table-cell office:value-type="string">
            <text:p>Coventry payment past due</text:p>
          </table:table-cell>
          <table:table-cell office:value-type="string">
            <text:p>no answer no message system set up</text:p>
          </table:table-cell>
        </table:table-row>
        <table:table-row table:style-name="ro4" table:number-rows-repeated="7">
          <table:table-cell table:number-columns-repeated="4"/>
        </table:table-row>
        <table:table-row table:style-name="ro4">
          <table:table-cell table:style-name="ce8"/>
          <table:table-cell table:style-name="ce14" table:number-columns-repeated="2"/>
          <table:table-cell table:style-name="ce19"/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4"/>
          <table:table-cell table:style-name="Default" table:number-columns-repeated="3"/>
        </table:table-row>
      </table:table>
      <table:table table:name="Thursday " table:style-name="ta1" table:print="false">
        <table:table-column table:style-name="co14" table:default-cell-style-name="ce7"/>
        <table:table-column table:style-name="co2" table:default-cell-style-name="ce13"/>
        <table:table-column table:style-name="co15" table:default-cell-style-name="ce13"/>
        <table:table-column table:style-name="co16" table:default-cell-style-name="ce18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9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23"/>
          <table:table-cell table:style-name="Default" table:number-columns-repeated="2"/>
        </table:table-row>
        <table:table-row table:style-name="ro3">
          <table:table-cell table:style-name="ce3" office:value-type="date" office:date-value="2016-05-19">
            <text:p>05/19/16</text:p>
          </table:table-cell>
          <table:table-cell table:style-name="Default" table:number-columns-repeated="3"/>
        </table:table-row>
        <table:table-row table:style-name="ro4">
          <table:table-cell table:style-name="ce4"/>
          <table:table-cell table:style-name="Default" table:number-columns-repeated="3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</table:table-row>
        <table:table-row table:style-name="ro4">
          <table:table-cell table:style-name="ce6" office:value-type="string">
            <text:p>Crystal Watson</text:p>
          </table:table-cell>
          <table:table-cell table:style-name="ce15" office:value-type="float" office:value="8167958224">
            <text:p>8167958224</text:p>
          </table:table-cell>
          <table:table-cell table:style-name="ce15" office:value-type="string">
            <text:p>wanted to speak to Liz</text:p>
          </table:table-cell>
          <table:table-cell table:style-name="ce17" office:value-type="string">
            <text:p>transferred call to Liz</text:p>
          </table:table-cell>
        </table:table-row>
        <table:table-row table:style-name="ro4">
          <table:table-cell office:value-type="string">
            <text:p>Denise Hanks</text:p>
          </table:table-cell>
          <table:table-cell office:value-type="float" office:value="3346489654">
            <text:p>3346489654</text:p>
          </table:table-cell>
          <table:table-cell office:value-type="string">
            <text:p>inquiring about a 9.99 charge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Amber Saint</text:p>
          </table:table-cell>
          <table:table-cell office:value-type="float" office:value="7313639614">
            <text:p>7313639614</text:p>
          </table:table-cell>
          <table:table-cell office:value-type="string">
            <text:p>wanted to cancel dental</text:p>
          </table:table-cell>
          <table:table-cell office:value-type="string">
            <text:p>3 way call to assurant she is not listed on policy Aaron Teague her spouse will have to call in</text:p>
          </table:table-cell>
        </table:table-row>
        <table:table-row table:style-name="ro4">
          <table:table-cell office:value-type="string">
            <text:p>Pam Lee</text:p>
          </table:table-cell>
          <table:table-cell office:value-type="float" office:value="6828035804">
            <text:p>6828035804</text:p>
          </table:table-cell>
          <table:table-cell office:value-type="string">
            <text:p>wanted to update payment info</text:p>
          </table:table-cell>
          <table:table-cell office:value-type="string">
            <text:p>updated clients info in our system</text:p>
          </table:table-cell>
        </table:table-row>
        <table:table-row table:style-name="ro4">
          <table:table-cell office:value-type="string">
            <text:p>Lijah Hobgood</text:p>
          </table:table-cell>
          <table:table-cell office:value-type="float" office:value="2299381272">
            <text:p>2299381272</text:p>
          </table:table-cell>
          <table:table-cell office:value-type="string">
            <text:p>wanted to find out about his Humana dental</text:p>
          </table:table-cell>
          <table:table-cell office:value-type="string">
            <text:p>I am unable to see that info directed him to the marketplace and Humana</text:p>
          </table:table-cell>
        </table:table-row>
        <table:table-row table:style-name="ro4">
          <table:table-cell office:value-type="string">
            <text:p>James McCraney</text:p>
          </table:table-cell>
          <table:table-cell office:value-type="float" office:value="5208224850">
            <text:p>5208224850</text:p>
          </table:table-cell>
          <table:table-cell office:value-type="string">
            <text:p>Insure HC dispute</text:p>
          </table:table-cell>
          <table:table-cell office:value-type="string">
            <text:p>called and left message also <text:s/>emailed client answered dispute</text:p>
          </table:table-cell>
        </table:table-row>
        <table:table-row table:style-name="ro4">
          <table:table-cell office:value-type="string">
            <text:p>Juan Luna</text:p>
          </table:table-cell>
          <table:table-cell office:value-type="float" office:value="2107304296">
            <text:p>2107304296</text:p>
          </table:table-cell>
          <table:table-cell office:value-type="string">
            <text:p>Insure HC dispute</text:p>
          </table:table-cell>
          <table:table-cell office:value-type="string">
            <text:p>called and left message also <text:s/>emailed client answered dispute</text:p>
          </table:table-cell>
        </table:table-row>
        <table:table-row table:style-name="ro4">
          <table:table-cell office:value-type="string">
            <text:p>Rosalind Richardson</text:p>
          </table:table-cell>
          <table:table-cell office:value-type="float" office:value="7313453169">
            <text:p>7313453169</text:p>
          </table:table-cell>
          <table:table-cell office:value-type="string">
            <text:p>Insure HC dispute</text:p>
          </table:table-cell>
          <table:table-cell office:value-type="string">
            <text:p>client stated she already spoke to me and wants bank to handle matter answered dispute</text:p>
          </table:table-cell>
        </table:table-row>
        <table:table-row table:style-name="ro4">
          <table:table-cell office:value-type="string">
            <text:p>Willie Proctor</text:p>
          </table:table-cell>
          <table:table-cell office:value-type="float" office:value="6784976974">
            <text:p>6784976974</text:p>
          </table:table-cell>
          <table:table-cell office:value-type="string">
            <text:p>Plan had terminated </text:p>
          </table:table-cell>
          <table:table-cell office:value-type="string">
            <text:p>Was interested in re-enrolling transferred to Kasey</text:p>
          </table:table-cell>
        </table:table-row>
        <table:table-row table:style-name="ro4">
          <table:table-cell office:value-type="string">
            <text:p>Jossue Molina</text:p>
          </table:table-cell>
          <table:table-cell office:value-type="float" office:value="7758152068">
            <text:p>7758152068</text:p>
          </table:table-cell>
          <table:table-cell office:value-type="string">
            <text:p>Insure HC dispute</text:p>
          </table:table-cell>
          <table:table-cell office:value-type="string">
            <text:p>called and left message also <text:s/>emailed client answered dispute</text:p>
          </table:table-cell>
        </table:table-row>
        <table:table-row table:style-name="ro4">
          <table:table-cell office:value-type="string">
            <text:p>Andre West</text:p>
          </table:table-cell>
          <table:table-cell office:value-type="float" office:value="7179391879">
            <text:p>7179391879</text:p>
          </table:table-cell>
          <table:table-cell office:value-type="string">
            <text:p>Aetna payment</text:p>
          </table:table-cell>
          <table:table-cell office:value-type="string">
            <text:p>client stated he already made payment</text:p>
          </table:table-cell>
        </table:table-row>
        <table:table-row table:style-name="ro4">
          <table:table-cell office:value-type="string">
            <text:p>Thyron Mitchell</text:p>
          </table:table-cell>
          <table:table-cell office:value-type="float" office:value="9416503370">
            <text:p>9416503370</text:p>
          </table:table-cell>
          <table:table-cell office:value-type="string">
            <text:p>Aetna payment</text:p>
          </table:table-cell>
          <table:table-cell office:value-type="string">
            <text:p>client stated he already made payment</text:p>
          </table:table-cell>
        </table:table-row>
        <table:table-row table:style-name="ro4">
          <table:table-cell office:value-type="string">
            <text:p>David Lack</text:p>
          </table:table-cell>
          <table:table-cell office:value-type="float" office:value="8594668948">
            <text:p>8594668948</text:p>
          </table:table-cell>
          <table:table-cell office:value-type="string">
            <text:p>Aetna payment</text:p>
          </table:table-cell>
          <table:table-cell office:value-type="string">
            <text:p>client stated he already made payment</text:p>
          </table:table-cell>
        </table:table-row>
        <table:table-row table:style-name="ro4">
          <table:table-cell office:value-type="string">
            <text:p>Tony Carmichael</text:p>
          </table:table-cell>
          <table:table-cell office:value-type="float" office:value="9413553884">
            <text:p>9413553884</text:p>
          </table:table-cell>
          <table:table-cell office:value-type="string">
            <text:p>Aetna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Michael Trapp</text:p>
          </table:table-cell>
          <table:table-cell office:value-type="float" office:value="4093732051">
            <text:p>4093732051</text:p>
          </table:table-cell>
          <table:table-cell office:value-type="string">
            <text:p>Aetna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Bruce Harris</text:p>
          </table:table-cell>
          <table:table-cell office:value-type="float" office:value="8047859237">
            <text:p>8047859237</text:p>
          </table:table-cell>
          <table:table-cell office:value-type="string">
            <text:p>Aetna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Hester Littleton</text:p>
          </table:table-cell>
          <table:table-cell office:value-type="float" office:value="6143388087">
            <text:p>6143388087</text:p>
          </table:table-cell>
          <table:table-cell office:value-type="string">
            <text:p>Aetna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Gloria Hobson</text:p>
          </table:table-cell>
          <table:table-cell office:value-type="float" office:value="5405860212">
            <text:p>5405860212</text:p>
          </table:table-cell>
          <table:table-cell office:value-type="string">
            <text:p>Aetna payment</text:p>
          </table:table-cell>
          <table:table-cell office:value-type="string">
            <text:p>client stated she already made payment</text:p>
          </table:table-cell>
        </table:table-row>
        <table:table-row table:style-name="ro4">
          <table:table-cell office:value-type="string">
            <text:p>Sharon Jacobs</text:p>
          </table:table-cell>
          <table:table-cell office:value-type="float" office:value="7405773481">
            <text:p>7405773481</text:p>
          </table:table-cell>
          <table:table-cell office:value-type="string">
            <text:p>Aetna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Vicki Haddock</text:p>
          </table:table-cell>
          <table:table-cell office:value-type="float" office:value="9192580738">
            <text:p>9192580738</text:p>
          </table:table-cell>
          <table:table-cell office:value-type="string">
            <text:p>wanted the number to Assurant</text:p>
          </table:table-cell>
          <table:table-cell office:value-type="string">
            <text:p>provided client with Assurant phone number</text:p>
          </table:table-cell>
        </table:table-row>
        <table:table-row table:style-name="ro4">
          <table:table-cell office:value-type="string">
            <text:p>Elena Bujanda</text:p>
          </table:table-cell>
          <table:table-cell office:value-type="float" office:value="6238725406">
            <text:p>6238725406</text:p>
          </table:table-cell>
          <table:table-cell office:value-type="string">
            <text:p>wants insure HC card and Spanish speaker</text:p>
          </table:table-cell>
          <table:table-cell office:value-type="string">
            <text:p>sent client insure HC card</text:p>
          </table:table-cell>
        </table:table-row>
        <table:table-row table:style-name="ro4">
          <table:table-cell office:value-type="string">
            <text:p>Evelyn Moore</text:p>
          </table:table-cell>
          <table:table-cell office:value-type="float" office:value="8175949123">
            <text:p>8175949123</text:p>
          </table:table-cell>
          <table:table-cell office:value-type="string">
            <text:p>Aetna payment</text:p>
          </table:table-cell>
          <table:table-cell office:value-type="string">
            <text:p>client stated he already made payment</text:p>
          </table:table-cell>
        </table:table-row>
        <table:table-row table:style-name="ro4">
          <table:table-cell office:value-type="string">
            <text:p>Dinal Tate</text:p>
          </table:table-cell>
          <table:table-cell office:value-type="float" office:value="3144753414">
            <text:p>3144753414</text:p>
          </table:table-cell>
          <table:table-cell office:value-type="string">
            <text:p>Aetna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Vicki Haddock</text:p>
          </table:table-cell>
          <table:table-cell office:value-type="float" office:value="9192580738">
            <text:p>9192580738</text:p>
          </table:table-cell>
          <table:table-cell office:value-type="string">
            <text:p>called to cancel Insure HC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Lanta Phillips</text:p>
          </table:table-cell>
          <table:table-cell office:value-type="float" office:value="5737372505">
            <text:p>5737372505</text:p>
          </table:table-cell>
          <table:table-cell office:value-type="string">
            <text:p>inquiring about a 9.99 charge</text:p>
          </table:table-cell>
          <table:table-cell office:value-type="string">
            <text:p>cancelled Insure HC, wants a refund</text:p>
          </table:table-cell>
        </table:table-row>
        <table:table-row table:style-name="ro4">
          <table:table-cell office:value-type="string">
            <text:p>Craig Payne</text:p>
          </table:table-cell>
          <table:table-cell office:value-type="float" office:value="3238954637">
            <text:p>3238954637</text:p>
          </table:table-cell>
          <table:table-cell office:value-type="string">
            <text:p>wants to know about his bonus check</text:p>
          </table:table-cell>
          <table:table-cell office:value-type="string">
            <text:p>was told to tell him in 2 weeks</text:p>
          </table:table-cell>
        </table:table-row>
        <table:table-row table:style-name="ro4">
          <table:table-cell office:value-type="string">
            <text:p>Vicki Haddock</text:p>
          </table:table-cell>
          <table:table-cell office:value-type="float" office:value="9192580738">
            <text:p>9192580738</text:p>
          </table:table-cell>
          <table:table-cell office:value-type="string">
            <text:p>wants cancellation letter</text:p>
          </table:table-cell>
          <table:table-cell office:value-type="string">
            <text:p>sent client cancellation letter</text:p>
          </table:table-cell>
        </table:table-row>
        <table:table-row table:style-name="ro4">
          <table:table-cell office:value-type="string">
            <text:p>Larry Ford</text:p>
          </table:table-cell>
          <table:table-cell office:value-type="float" office:value="2699210440">
            <text:p>2699210440</text:p>
          </table:table-cell>
          <table:table-cell office:value-type="string">
            <text:p>Assurant late payment</text:p>
          </table:table-cell>
          <table:table-cell office:value-type="string">
            <text:p>client stated he never signed up and stopped payments. Extremely rude</text:p>
          </table:table-cell>
        </table:table-row>
        <table:table-row table:style-name="ro4">
          <table:table-cell office:value-type="string">
            <text:p>Clifford Martin</text:p>
          </table:table-cell>
          <table:table-cell office:value-type="float" office:value="2766329114">
            <text:p>2766329114</text:p>
          </table:table-cell>
          <table:table-cell office:value-type="string">
            <text:p>wanted to confirm payment date</text:p>
          </table:table-cell>
          <table:table-cell office:value-type="string">
            <text:p>took client info and left note for Alonzo to run payment 6/3</text:p>
          </table:table-cell>
        </table:table-row>
        <table:table-row table:style-name="ro4">
          <table:table-cell office:value-type="string">
            <text:p>Heather Monroe</text:p>
          </table:table-cell>
          <table:table-cell office:value-type="float" office:value="8659454004">
            <text:p>8659454004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Arlette Guy</text:p>
          </table:table-cell>
          <table:table-cell office:value-type="float" office:value="2296493527">
            <text:p>2296493527</text:p>
          </table:table-cell>
          <table:table-cell office:value-type="string">
            <text:p>Assurant late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Curtis Wilson</text:p>
          </table:table-cell>
          <table:table-cell office:value-type="float" office:value="6628277823">
            <text:p>6628277823</text:p>
          </table:table-cell>
          <table:table-cell office:value-type="string">
            <text:p>Assurant late payment</text:p>
          </table:table-cell>
          <table:table-cell office:value-type="string">
            <text:p>no answer no message system set up</text:p>
          </table:table-cell>
        </table:table-row>
        <table:table-row table:style-name="ro4">
          <table:table-cell office:value-type="string">
            <text:p>Jose Duarte</text:p>
          </table:table-cell>
          <table:table-cell office:value-type="float" office:value="5616561689">
            <text:p>5616561689</text:p>
          </table:table-cell>
          <table:table-cell office:value-type="string">
            <text:p>Assurant termination</text:p>
          </table:table-cell>
          <table:table-cell office:value-type="string">
            <text:p>person answering spoke Spanish and hung up sent to Liz</text:p>
          </table:table-cell>
        </table:table-row>
        <table:table-row table:style-name="ro4">
          <table:table-cell office:value-type="string">
            <text:p>Diane Ratliff</text:p>
          </table:table-cell>
          <table:table-cell office:value-type="float" office:value="2292448098">
            <text:p>2292448098</text:p>
          </table:table-cell>
          <table:table-cell office:value-type="string">
            <text:p>Assurant termination</text:p>
          </table:table-cell>
          <table:table-cell office:value-type="string">
            <text:p>client stated she is aware and she made the termination request</text:p>
          </table:table-cell>
        </table:table-row>
        <table:table-row table:style-name="ro4">
          <table:table-cell office:value-type="string">
            <text:p>Sandra Gallegos</text:p>
          </table:table-cell>
          <table:table-cell office:value-type="float" office:value="4322720651">
            <text:p>4322720651</text:p>
          </table:table-cell>
          <table:table-cell office:value-type="string">
            <text:p>Assurant termination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Corilina Vasquez</text:p>
          </table:table-cell>
          <table:table-cell office:value-type="float" office:value="2109234289">
            <text:p>2109234289</text:p>
          </table:table-cell>
          <table:table-cell office:value-type="string">
            <text:p>Assurant termination</text:p>
          </table:table-cell>
          <table:table-cell office:value-type="string">
            <text:p>client was upset stated she never agreed to the purchase of Assurant <text:s/>and hung up</text:p>
          </table:table-cell>
        </table:table-row>
        <table:table-row table:style-name="ro4">
          <table:table-cell office:value-type="string">
            <text:p>Frank Neely</text:p>
          </table:table-cell>
          <table:table-cell office:value-type="float" office:value="4236318667">
            <text:p>4236318667</text:p>
          </table:table-cell>
          <table:table-cell office:value-type="string">
            <text:p>Assurant termination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Kevin Ringgold</text:p>
          </table:table-cell>
          <table:table-cell office:value-type="float" office:value="4702744059">
            <text:p>4702744059</text:p>
          </table:table-cell>
          <table:table-cell office:value-type="string">
            <text:p>Assurant termination</text:p>
          </table:table-cell>
          <table:table-cell office:value-type="string">
            <text:p>person answering phone stated he would have Kevin call back</text:p>
          </table:table-cell>
        </table:table-row>
        <table:table-row table:style-name="ro4">
          <table:table-cell office:value-type="string">
            <text:p>Anthony Pollard</text:p>
          </table:table-cell>
          <table:table-cell office:value-type="float" office:value="5042955255">
            <text:p>5042955255</text:p>
          </table:table-cell>
          <table:table-cell office:value-type="string">
            <text:p>Assurant termination</text:p>
          </table:table-cell>
          <table:table-cell office:value-type="string">
            <text:p>Client stated he was unaware and would like new plan, gave to Kasey</text:p>
          </table:table-cell>
        </table:table-row>
        <table:table-row table:style-name="ro4">
          <table:table-cell office:value-type="string">
            <text:p>Samual Payne</text:p>
          </table:table-cell>
          <table:table-cell office:value-type="float" office:value="6783441669">
            <text:p>6783441669</text:p>
          </table:table-cell>
          <table:table-cell office:value-type="string">
            <text:p>Assurant termination</text:p>
          </table:table-cell>
          <table:table-cell office:value-type="string">
            <text:p>person answering phone said she will pass my number to Samual</text:p>
          </table:table-cell>
        </table:table-row>
        <table:table-row table:style-name="ro4">
          <table:table-cell office:value-type="string">
            <text:p>Timothy Hamrick</text:p>
          </table:table-cell>
          <table:table-cell office:value-type="float" office:value="7044374212">
            <text:p>7044374212</text:p>
          </table:table-cell>
          <table:table-cell office:value-type="string">
            <text:p>Assurant termination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Deborah Jones</text:p>
          </table:table-cell>
          <table:table-cell office:value-type="float" office:value="7023695668">
            <text:p>7023695668</text:p>
          </table:table-cell>
          <table:table-cell office:value-type="string">
            <text:p>Assurant termination</text:p>
          </table:table-cell>
          <table:table-cell office:value-type="string">
            <text:p>called person answering yelled at me to stop calling</text:p>
          </table:table-cell>
        </table:table-row>
        <table:table-row table:style-name="ro4">
          <table:table-cell office:value-type="string">
            <text:p>Orion Love</text:p>
          </table:table-cell>
          <table:table-cell office:value-type="float" office:value="4068903000">
            <text:p>4068903000</text:p>
          </table:table-cell>
          <table:table-cell office:value-type="string">
            <text:p>Assurant termination</text:p>
          </table:table-cell>
          <table:table-cell office:value-type="string">
            <text:p>client said she is aware and is not interested in getting another plan</text:p>
          </table:table-cell>
        </table:table-row>
        <table:table-row table:style-name="ro4">
          <table:table-cell office:value-type="string">
            <text:p>Joshua Coe</text:p>
          </table:table-cell>
          <table:table-cell office:value-type="float" office:value="2145418092">
            <text:p>2145418092</text:p>
          </table:table-cell>
          <table:table-cell office:value-type="string">
            <text:p>Cigna late payment</text:p>
          </table:table-cell>
          <table:table-cell office:value-type="string">
            <text:p>no answer no message system set up</text:p>
          </table:table-cell>
        </table:table-row>
        <table:table-row table:style-name="ro4">
          <table:table-cell office:value-type="string">
            <text:p>Aaron Teague</text:p>
          </table:table-cell>
          <table:table-cell office:value-type="float" office:value="9013780640">
            <text:p>9013780640</text:p>
          </table:table-cell>
          <table:table-cell office:value-type="string">
            <text:p>cancelled all polices still charged 9.99</text:p>
          </table:table-cell>
          <table:table-cell office:value-type="string">
            <text:p>cancelled Insure HC</text:p>
          </table:table-cell>
        </table:table-row>
        <table:table-row table:style-name="ro4">
          <table:table-cell office:value-type="string">
            <text:p>Brenda Anderson</text:p>
          </table:table-cell>
          <table:table-cell office:value-type="float" office:value="6364412850">
            <text:p>6364412850</text:p>
          </table:table-cell>
          <table:table-cell office:value-type="string">
            <text:p>Cigna late payment</text:p>
          </table:table-cell>
          <table:table-cell office:value-type="string">
            <text:p>client said ha ha nice try and hung up</text:p>
          </table:table-cell>
        </table:table-row>
        <table:table-row table:style-name="ro4">
          <table:table-cell office:value-type="string">
            <text:p>Doretha Holt</text:p>
          </table:table-cell>
          <table:table-cell office:value-type="float" office:value="6152907965">
            <text:p>6152907965</text:p>
          </table:table-cell>
          <table:table-cell office:value-type="string">
            <text:p>Cigna late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Vincent Allred</text:p>
          </table:table-cell>
          <table:table-cell office:value-type="float" office:value="3143711620">
            <text:p>3143711620</text:p>
          </table:table-cell>
          <table:table-cell office:value-type="string">
            <text:p>Cigna late payment</text:p>
          </table:table-cell>
          <table:table-cell office:value-type="string">
            <text:p>no answer vm full</text:p>
          </table:table-cell>
        </table:table-row>
        <table:table-row table:style-name="ro4">
          <table:table-cell office:value-type="string">
            <text:p>Ashley Moore</text:p>
          </table:table-cell>
          <table:table-cell office:value-type="float" office:value="3143072965">
            <text:p>3143072965</text:p>
          </table:table-cell>
          <table:table-cell office:value-type="string">
            <text:p>Cigna late payment</text:p>
          </table:table-cell>
          <table:table-cell office:value-type="string">
            <text:p>left a message</text:p>
          </table:table-cell>
        </table:table-row>
        <table:table-row table:style-name="ro4">
          <table:table-cell office:value-type="string">
            <text:p>Javier Vite</text:p>
          </table:table-cell>
          <table:table-cell office:value-type="float" office:value="9497931993">
            <text:p>9497931993</text:p>
          </table:table-cell>
          <table:table-cell office:value-type="string">
            <text:p>Cigna late payment</text:p>
          </table:table-cell>
          <table:table-cell office:value-type="string">
            <text:p>said he moved to TX and got a new plan</text:p>
          </table:table-cell>
        </table:table-row>
        <table:table-row table:style-name="ro4">
          <table:table-cell office:value-type="string">
            <text:p>Deja Thomas</text:p>
          </table:table-cell>
          <table:table-cell office:value-type="float" office:value="4783349889">
            <text:p>4783349889</text:p>
          </table:table-cell>
          <table:table-cell office:value-type="string">
            <text:p>Coventry late payment</text:p>
          </table:table-cell>
          <table:table-cell office:value-type="string">
            <text:p>phone doesn't ring and vm is not set up</text:p>
          </table:table-cell>
        </table:table-row>
        <table:table-row table:style-name="ro4">
          <table:table-cell office:value-type="string">
            <text:p>Richard Holofield</text:p>
          </table:table-cell>
          <table:table-cell office:value-type="float" office:value="2293262498">
            <text:p>2293262498</text:p>
          </table:table-cell>
          <table:table-cell office:value-type="string">
            <text:p>Coventry late payment</text:p>
          </table:table-cell>
          <table:table-cell office:value-type="string">
            <text:p>left a message</text:p>
          </table:table-cell>
        </table:table-row>
        <table:table-row table:style-name="ro4" table:number-rows-repeated="4">
          <table:table-cell table:number-columns-repeated="4"/>
        </table:table-row>
        <table:table-row table:style-name="ro4">
          <table:table-cell table:style-name="ce8"/>
          <table:table-cell table:style-name="ce14" table:number-columns-repeated="2"/>
          <table:table-cell table:style-name="ce19"/>
        </table:table-row>
      </table:table>
      <table:table table:name="Friday " table:style-name="ta1" table:print="false">
        <table:table-column table:style-name="co17" table:default-cell-style-name="ce7"/>
        <table:table-column table:style-name="co2" table:default-cell-style-name="ce13"/>
        <table:table-column table:style-name="co15" table:default-cell-style-name="ce13"/>
        <table:table-column table:style-name="co18" table:default-cell-style-name="ce18"/>
        <table:table-column table:style-name="co5" table:number-columns-repeated="1020" table:default-cell-style-name="Default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9"/>
          <table:table-cell table:number-columns-repeated="1020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23"/>
          <table:table-cell table:style-name="Default" table:number-columns-repeated="2"/>
          <table:table-cell table:number-columns-repeated="1020"/>
        </table:table-row>
        <table:table-row table:style-name="ro3">
          <table:table-cell table:style-name="ce3" office:value-type="date" office:date-value="2016-05-20">
            <text:p>05/20/16</text:p>
          </table:table-cell>
          <table:table-cell table:style-name="Default" table:number-columns-repeated="3"/>
          <table:table-cell table:number-columns-repeated="1020"/>
        </table:table-row>
        <table:table-row table:style-name="ro4">
          <table:table-cell table:style-name="ce4"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5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Purpose of Call</text:p>
          </table:table-cell>
          <table:table-cell table:style-name="ce16" office:value-type="string">
            <text:p>Results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Cynthia Taylor</text:p>
          </table:table-cell>
          <table:table-cell table:style-name="ce15" office:value-type="float" office:value="3185570251">
            <text:p>3185570251</text:p>
          </table:table-cell>
          <table:table-cell table:style-name="ce15" office:value-type="string">
            <text:p>Assurant had cancelled her policies</text:p>
          </table:table-cell>
          <table:table-cell table:style-name="ce17" office:value-type="string">
            <text:p>Would like to re-enroll</text:p>
          </table:table-cell>
          <table:table-cell table:number-columns-repeated="1020"/>
        </table:table-row>
        <table:table-row table:style-name="ro4">
          <table:table-cell office:value-type="string">
            <text:p>Eula Caldwell</text:p>
          </table:table-cell>
          <table:table-cell office:value-type="float" office:value="7625247249">
            <text:p>7625247249</text:p>
          </table:table-cell>
          <table:table-cell office:value-type="string">
            <text:p>Coventry late payment</text:p>
          </table:table-cell>
          <table:table-cell office:value-type="string">
            <text:p>Person answering stated they will give client message</text:p>
          </table:table-cell>
          <table:table-cell table:number-columns-repeated="1020"/>
        </table:table-row>
        <table:table-row table:style-name="ro4">
          <table:table-cell office:value-type="string">
            <text:p>Beverly Jones</text:p>
          </table:table-cell>
          <table:table-cell office:value-type="float" office:value="7315999213">
            <text:p>7315999213</text:p>
          </table:table-cell>
          <table:table-cell office:value-type="string">
            <text:p>Assurant late payment</text:p>
          </table:table-cell>
          <table:table-cell office:value-type="string">
            <text:p>phone number was disconnected</text:p>
          </table:table-cell>
          <table:table-cell table:number-columns-repeated="1020"/>
        </table:table-row>
        <table:table-row table:style-name="ro4">
          <table:table-cell office:value-type="string">
            <text:p>Kenny Badgett</text:p>
          </table:table-cell>
          <table:table-cell office:value-type="float" office:value="8505471763">
            <text:p>8505471763</text:p>
          </table:table-cell>
          <table:table-cell office:value-type="string">
            <text:p>Assurant late payment</text:p>
          </table:table-cell>
          <table:table-cell office:value-type="string">
            <text:p>no answer no msg system set up</text:p>
          </table:table-cell>
          <table:table-cell table:number-columns-repeated="1020"/>
        </table:table-row>
        <table:table-row table:style-name="ro4">
          <table:table-cell office:value-type="string">
            <text:p>Michael Isbell</text:p>
          </table:table-cell>
          <table:table-cell office:value-type="float" office:value="4055983597">
            <text:p>4055983597</text:p>
          </table:table-cell>
          <table:table-cell office:value-type="string">
            <text:p>Assurant late payment</text:p>
          </table:table-cell>
          <table:table-cell office:value-type="string">
            <text:p>updated his payment info</text:p>
          </table:table-cell>
          <table:table-cell table:number-columns-repeated="1020"/>
        </table:table-row>
        <table:table-row table:style-name="ro4">
          <table:table-cell table:style-name="ce24" office:value-type="string">
            <text:p>Jeremy Tapp</text:p>
          </table:table-cell>
          <table:table-cell office:value-type="float" office:value="8123250069">
            <text:p>8123250069</text:p>
          </table:table-cell>
          <table:table-cell office:value-type="string">
            <text:p>Assurant late payment</text:p>
          </table:table-cell>
          <table:table-cell office:value-type="string">
            <text:p>updated <text:s/>payment info(mom)</text:p>
          </table:table-cell>
          <table:table-cell table:number-columns-repeated="1020"/>
        </table:table-row>
        <table:table-row table:style-name="ro4">
          <table:table-cell office:value-type="string">
            <text:p>Shirley Catchings</text:p>
          </table:table-cell>
          <table:table-cell office:value-type="float" office:value="6013723720">
            <text:p>6013723720</text:p>
          </table:table-cell>
          <table:table-cell office:value-type="string">
            <text:p>Assurant late payment</text:p>
          </table:table-cell>
          <table:table-cell office:value-type="string">
            <text:p>Person answering stated they will give client message</text:p>
          </table:table-cell>
          <table:table-cell table:number-columns-repeated="1020"/>
        </table:table-row>
        <table:table-row table:style-name="ro4">
          <table:table-cell office:value-type="string">
            <text:p>Lisa Guyton</text:p>
          </table:table-cell>
          <table:table-cell office:value-type="float" office:value="8652474664">
            <text:p>8652474664</text:p>
          </table:table-cell>
          <table:table-cell office:value-type="string">
            <text:p>Assurant late payme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Sharita Payton</text:p>
          </table:table-cell>
          <table:table-cell office:value-type="float" office:value="2525678232">
            <text:p>2525678232</text:p>
          </table:table-cell>
          <table:table-cell office:value-type="string">
            <text:p>Assurant late payment</text:p>
          </table:table-cell>
          <table:table-cell office:value-type="string">
            <text:p>phone number was disconnected</text:p>
          </table:table-cell>
          <table:table-cell table:number-columns-repeated="1020"/>
        </table:table-row>
        <table:table-row table:style-name="ro4">
          <table:table-cell office:value-type="string">
            <text:p>Keenan Ruffin</text:p>
          </table:table-cell>
          <table:table-cell office:value-type="float" office:value="8326885097">
            <text:p>8326885097</text:p>
          </table:table-cell>
          <table:table-cell office:value-type="string">
            <text:p>Assurant late payment</text:p>
          </table:table-cell>
          <table:table-cell office:value-type="string">
            <text:p>client stated he doesn't have dental and doesn't want dental </text:p>
          </table:table-cell>
          <table:table-cell table:number-columns-repeated="1020"/>
        </table:table-row>
        <table:table-row table:style-name="ro4">
          <table:table-cell office:value-type="string">
            <text:p>Zachary Levy</text:p>
          </table:table-cell>
          <table:table-cell office:value-type="float" office:value="9545327589">
            <text:p>9545327589</text:p>
          </table:table-cell>
          <table:table-cell office:value-type="string">
            <text:p>Assurant late payme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Connie Jones</text:p>
          </table:table-cell>
          <table:table-cell office:value-type="float" office:value="5135912225">
            <text:p>5135912225</text:p>
          </table:table-cell>
          <table:table-cell office:value-type="string">
            <text:p>Assurant late payment</text:p>
          </table:table-cell>
          <table:table-cell office:value-type="string">
            <text:p>no answer vm full</text:p>
          </table:table-cell>
          <table:table-cell table:number-columns-repeated="1020"/>
        </table:table-row>
        <table:table-row table:style-name="ro4">
          <table:table-cell office:value-type="string">
            <text:p>Nicholas Babaliaros</text:p>
          </table:table-cell>
          <table:table-cell office:value-type="float" office:value="4042918839">
            <text:p>4042918839</text:p>
          </table:table-cell>
          <table:table-cell office:value-type="string">
            <text:p>Assurant late payment</text:p>
          </table:table-cell>
          <table:table-cell office:value-type="string">
            <text:p>Person answering stated they will give client message</text:p>
          </table:table-cell>
          <table:table-cell table:number-columns-repeated="1020"/>
        </table:table-row>
        <table:table-row table:style-name="ro4">
          <table:table-cell office:value-type="string">
            <text:p>Jacqueline Campbell</text:p>
          </table:table-cell>
          <table:table-cell office:value-type="float" office:value="7736269668">
            <text:p>7736269668</text:p>
          </table:table-cell>
          <table:table-cell office:value-type="string">
            <text:p>Assurant late payme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Mary McDowell</text:p>
          </table:table-cell>
          <table:table-cell office:value-type="float" office:value="9102452392">
            <text:p>9102452392</text:p>
          </table:table-cell>
          <table:table-cell office:value-type="string">
            <text:p>Assurant late payme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Michael Wilson</text:p>
          </table:table-cell>
          <table:table-cell office:value-type="float" office:value="3182993556">
            <text:p>3182993556</text:p>
          </table:table-cell>
          <table:table-cell office:value-type="string">
            <text:p>Assurant late payme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Larry Ford</text:p>
          </table:table-cell>
          <table:table-cell office:value-type="float" office:value="2699210440">
            <text:p>2699210440</text:p>
          </table:table-cell>
          <table:table-cell office:value-type="string">
            <text:p>Assurant late payment</text:p>
          </table:table-cell>
          <table:table-cell office:value-type="string">
            <text:p>client said he already spoke to us to stop calling</text:p>
          </table:table-cell>
          <table:table-cell table:number-columns-repeated="1020"/>
        </table:table-row>
        <table:table-row table:style-name="ro4">
          <table:table-cell office:value-type="string">
            <text:p>Rhonda Haggerty</text:p>
          </table:table-cell>
          <table:table-cell office:value-type="float" office:value="7026851375">
            <text:p>7026851375</text:p>
          </table:table-cell>
          <table:table-cell office:value-type="string">
            <text:p>client wants to cancel policies </text:p>
          </table:table-cell>
          <table:table-cell office:value-type="string">
            <text:p>cancelled her policies now has through job doesn't want to keep supps</text:p>
          </table:table-cell>
          <table:table-cell table:number-columns-repeated="1020"/>
        </table:table-row>
        <table:table-row table:style-name="ro4">
          <table:table-cell office:value-type="string">
            <text:p>Ahcorya Herrington</text:p>
          </table:table-cell>
          <table:table-cell office:value-type="float" office:value="3347079627">
            <text:p>3347079627</text:p>
          </table:table-cell>
          <table:table-cell office:value-type="string">
            <text:p>Assurant late payment</text:p>
          </table:table-cell>
          <table:table-cell office:value-type="string">
            <text:p>phone has been disconnected</text:p>
          </table:table-cell>
          <table:table-cell table:number-columns-repeated="1020"/>
        </table:table-row>
        <table:table-row table:style-name="ro4">
          <table:table-cell office:value-type="string">
            <text:p>Barbara Kamionka</text:p>
          </table:table-cell>
          <table:table-cell office:value-type="float" office:value="4145719252">
            <text:p>4145719252</text:p>
          </table:table-cell>
          <table:table-cell office:value-type="string">
            <text:p>Assurant late payment</text:p>
          </table:table-cell>
          <table:table-cell office:value-type="string">
            <text:p>No answer vm not set up</text:p>
          </table:table-cell>
          <table:table-cell table:number-columns-repeated="1020"/>
        </table:table-row>
        <table:table-row table:style-name="ro4">
          <table:table-cell office:value-type="string">
            <text:p>Reinaldo Ortiz</text:p>
          </table:table-cell>
          <table:table-cell office:value-type="float" office:value="8636572432">
            <text:p>8636572432</text:p>
          </table:table-cell>
          <table:table-cell office:value-type="string">
            <text:p>Assurant late payme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Leandre Gaffney</text:p>
          </table:table-cell>
          <table:table-cell office:value-type="float" office:value="8135121834">
            <text:p>8135121834</text:p>
          </table:table-cell>
          <table:table-cell office:value-type="string">
            <text:p>Assurant late payment</text:p>
          </table:table-cell>
          <table:table-cell office:value-type="string">
            <text:p>no answer no msg system set up</text:p>
          </table:table-cell>
          <table:table-cell table:number-columns-repeated="1020"/>
        </table:table-row>
        <table:table-row table:style-name="ro4">
          <table:table-cell office:value-type="string">
            <text:p>Chauncy Matthews</text:p>
          </table:table-cell>
          <table:table-cell office:value-type="float" office:value="6625926869">
            <text:p>6625926869</text:p>
          </table:table-cell>
          <table:table-cell office:value-type="string">
            <text:p>Assurant late payment</text:p>
          </table:table-cell>
          <table:table-cell office:value-type="string">
            <text:p>clients mom stated she make the payment should no be late will call assurant now</text:p>
          </table:table-cell>
          <table:table-cell table:number-columns-repeated="1020"/>
        </table:table-row>
        <table:table-row table:style-name="ro4">
          <table:table-cell office:value-type="string">
            <text:p>Jennifer Sutton</text:p>
          </table:table-cell>
          <table:table-cell office:value-type="float" office:value="9036952923">
            <text:p>9036952923</text:p>
          </table:table-cell>
          <table:table-cell office:value-type="string">
            <text:p>Assurant late payme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Marcos Lopez</text:p>
          </table:table-cell>
          <table:table-cell office:value-type="float" office:value="7736037728">
            <text:p>7736037728</text:p>
          </table:table-cell>
          <table:table-cell office:value-type="string">
            <text:p>Assurant late payme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Teresa Anton</text:p>
          </table:table-cell>
          <table:table-cell office:value-type="float" office:value="3368382366">
            <text:p>3368382366</text:p>
          </table:table-cell>
          <table:table-cell office:value-type="string">
            <text:p>Assurant late payme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Richard Hicks</text:p>
          </table:table-cell>
          <table:table-cell office:value-type="float" office:value="9659886390">
            <text:p>9659886390</text:p>
          </table:table-cell>
          <table:table-cell office:value-type="string">
            <text:p>Assurant late payment</text:p>
          </table:table-cell>
          <table:table-cell office:value-type="string">
            <text:p>person answering said I have the wrong number</text:p>
          </table:table-cell>
          <table:table-cell table:number-columns-repeated="1020"/>
        </table:table-row>
        <table:table-row table:style-name="ro4">
          <table:table-cell office:value-type="string">
            <text:p>Miguel Covian</text:p>
          </table:table-cell>
          <table:table-cell office:value-type="float" office:value="9563247100">
            <text:p>9563247100</text:p>
          </table:table-cell>
          <table:table-cell office:value-type="string">
            <text:p>Assurant late payme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Annie Herring</text:p>
          </table:table-cell>
          <table:table-cell office:value-type="float" office:value="2527530529">
            <text:p>2527530529</text:p>
          </table:table-cell>
          <table:table-cell office:value-type="string">
            <text:p>Assurant late payme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Cedric Stewart</text:p>
          </table:table-cell>
          <table:table-cell office:value-type="float" office:value="7024901608">
            <text:p>7024901608</text:p>
          </table:table-cell>
          <table:table-cell office:value-type="string">
            <text:p>Assurant late payment</text:p>
          </table:table-cell>
          <table:table-cell office:value-type="string">
            <text:p>said I was a scammer</text:p>
          </table:table-cell>
          <table:table-cell table:number-columns-repeated="1020"/>
        </table:table-row>
        <table:table-row table:style-name="ro4">
          <table:table-cell office:value-type="string">
            <text:p>Shirley Hatley</text:p>
          </table:table-cell>
          <table:table-cell office:value-type="float" office:value="7046642931">
            <text:p>7046642931</text:p>
          </table:table-cell>
          <table:table-cell office:value-type="string">
            <text:p>Assurant late payment</text:p>
          </table:table-cell>
          <table:table-cell office:value-type="string">
            <text:p>No answer vm not set up</text:p>
          </table:table-cell>
          <table:table-cell table:number-columns-repeated="1020"/>
        </table:table-row>
        <table:table-row table:style-name="ro4">
          <table:table-cell office:value-type="string">
            <text:p>Rosa Gutierrez</text:p>
          </table:table-cell>
          <table:table-cell office:value-type="float" office:value="9152460901">
            <text:p>9152460901</text:p>
          </table:table-cell>
          <table:table-cell office:value-type="string">
            <text:p>Assurant late payment</text:p>
          </table:table-cell>
          <table:table-cell office:value-type="string">
            <text:p>said she would pay it later today needs to cash check</text:p>
          </table:table-cell>
          <table:table-cell table:number-columns-repeated="1020"/>
        </table:table-row>
        <table:table-row table:style-name="ro4">
          <table:table-cell office:value-type="string">
            <text:p>Jeanettehunsucker</text:p>
          </table:table-cell>
          <table:table-cell office:value-type="float" office:value="7049338359">
            <text:p>7049338359</text:p>
          </table:table-cell>
          <table:table-cell office:value-type="string">
            <text:p>wanted the number to UHC</text:p>
          </table:table-cell>
          <table:table-cell office:value-type="string">
            <text:p>provided client with number</text:p>
          </table:table-cell>
          <table:table-cell table:number-columns-repeated="1020"/>
        </table:table-row>
        <table:table-row table:style-name="ro4">
          <table:table-cell office:value-type="string">
            <text:p>Annie Glenn</text:p>
          </table:table-cell>
          <table:table-cell office:value-type="float" office:value="7065715884">
            <text:p>7065715884</text:p>
          </table:table-cell>
          <table:table-cell office:value-type="string">
            <text:p>Coventry late payment</text:p>
          </table:table-cell>
          <table:table-cell office:value-type="string">
            <text:p>stated payment has been made</text:p>
          </table:table-cell>
          <table:table-cell table:number-columns-repeated="1020"/>
        </table:table-row>
        <table:table-row table:style-name="ro4">
          <table:table-cell office:value-type="string">
            <text:p>Keisha Jackson</text:p>
          </table:table-cell>
          <table:table-cell office:value-type="float" office:value="6787129608">
            <text:p>6787129608</text:p>
          </table:table-cell>
          <table:table-cell office:value-type="string">
            <text:p>Coventry late payment</text:p>
          </table:table-cell>
          <table:table-cell office:value-type="string">
            <text:p>payment has been made</text:p>
          </table:table-cell>
          <table:table-cell table:number-columns-repeated="1020"/>
        </table:table-row>
        <table:table-row table:style-name="ro4">
          <table:table-cell office:value-type="string">
            <text:p>Clennon Thompson</text:p>
          </table:table-cell>
          <table:table-cell office:value-type="float" office:value="3187543278">
            <text:p>3187543278</text:p>
          </table:table-cell>
          <table:table-cell office:value-type="string">
            <text:p>policy was terminated with Assurant</text:p>
          </table:table-cell>
          <table:table-cell office:value-type="string">
            <text:p>left msg</text:p>
          </table:table-cell>
          <table:table-cell table:number-columns-repeated="1020"/>
        </table:table-row>
        <table:table-row table:style-name="ro4">
          <table:table-cell office:value-type="string">
            <text:p>ellsworth Jackson</text:p>
          </table:table-cell>
          <table:table-cell office:value-type="float" office:value="5122976723">
            <text:p>5122976723</text:p>
          </table:table-cell>
          <table:table-cell office:value-type="string">
            <text:p>Purpose of Call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Scott Cross</text:p>
          </table:table-cell>
          <table:table-cell office:value-type="float" office:value="8168368061">
            <text:p>8168368061</text:p>
          </table:table-cell>
          <table:table-cell office:value-type="string">
            <text:p>Assurant Termination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Sarita Hernandez</text:p>
          </table:table-cell>
          <table:table-cell office:value-type="float" office:value="4054738268">
            <text:p>4054738268</text:p>
          </table:table-cell>
          <table:table-cell office:value-type="string">
            <text:p>Policy was terminated with Assurnat</text:p>
          </table:table-cell>
          <table:table-cell office:value-type="string">
            <text:p>aware will think about getting another plan</text:p>
          </table:table-cell>
          <table:table-cell table:number-columns-repeated="1020"/>
        </table:table-row>
        <table:table-row table:style-name="ro4">
          <table:table-cell office:value-type="string">
            <text:p>Nora Kent</text:p>
          </table:table-cell>
          <table:table-cell office:value-type="float" office:value="7022421175">
            <text:p>7022421175</text:p>
          </table:table-cell>
          <table:table-cell office:value-type="string">
            <text:p>called to speak to Alonzo</text:p>
          </table:table-cell>
          <table:table-cell office:value-type="string">
            <text:p>transferred call</text:p>
          </table:table-cell>
          <table:table-cell table:number-columns-repeated="1020"/>
        </table:table-row>
        <table:table-row table:style-name="ro4">
          <table:table-cell office:value-type="string">
            <text:p>Anthony Pollard</text:p>
          </table:table-cell>
          <table:table-cell office:value-type="float" office:value="5042955255">
            <text:p>5042955255</text:p>
          </table:table-cell>
          <table:table-cell office:value-type="string">
            <text:p>client asked me to cal him today</text:p>
          </table:table-cell>
          <table:table-cell office:value-type="string">
            <text:p>wanted to enroll in insurance</text:p>
          </table:table-cell>
          <table:table-cell table:number-columns-repeated="1020"/>
        </table:table-row>
        <table:table-row table:style-name="ro4">
          <table:table-cell office:value-type="string">
            <text:p>Aaron Teague</text:p>
          </table:table-cell>
          <table:table-cell office:value-type="float" office:value="9013780640">
            <text:p>9013780640</text:p>
          </table:table-cell>
          <table:table-cell office:value-type="string">
            <text:p>requested a call back</text:p>
          </table:table-cell>
          <table:table-cell office:value-type="string">
            <text:p>No answer vm not set up</text:p>
          </table:table-cell>
          <table:table-cell table:number-columns-repeated="1020"/>
        </table:table-row>
        <table:table-row table:style-name="ro4">
          <table:table-cell office:value-type="string">
            <text:p>Lashanda Grant</text:p>
          </table:table-cell>
          <table:table-cell office:value-type="float" office:value="3186993589">
            <text:p>3186993589</text:p>
          </table:table-cell>
          <table:table-cell office:value-type="string">
            <text:p>policy was terminated with Assura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Patricia Norman</text:p>
          </table:table-cell>
          <table:table-cell office:value-type="float" office:value="3368494053">
            <text:p>3368494053</text:p>
          </table:table-cell>
          <table:table-cell office:value-type="string">
            <text:p>policy was terminated with Assura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Cherlene Kitchens</text:p>
          </table:table-cell>
          <table:table-cell office:value-type="float" office:value="7064447085">
            <text:p>7064447085</text:p>
          </table:table-cell>
          <table:table-cell office:value-type="string">
            <text:p>policy was terminated with Assurant</text:p>
          </table:table-cell>
          <table:table-cell office:value-type="string">
            <text:p>No answer vm not set up</text:p>
          </table:table-cell>
          <table:table-cell table:number-columns-repeated="1020"/>
        </table:table-row>
        <table:table-row table:style-name="ro4">
          <table:table-cell office:value-type="string">
            <text:p>Caique lima</text:p>
          </table:table-cell>
          <table:table-cell office:value-type="float" office:value="5616743789">
            <text:p>5616743789</text:p>
          </table:table-cell>
          <table:table-cell office:value-type="string">
            <text:p>policy was terminated with Assurant</text:p>
          </table:table-cell>
          <table:table-cell office:value-type="string">
            <text:p>person answering said he would give client message</text:p>
          </table:table-cell>
          <table:table-cell table:number-columns-repeated="1020"/>
        </table:table-row>
        <table:table-row table:style-name="ro4">
          <table:table-cell office:value-type="string">
            <text:p>Gary Lindsay</text:p>
          </table:table-cell>
          <table:table-cell office:value-type="float" office:value="8654940921">
            <text:p>8654940921</text:p>
          </table:table-cell>
          <table:table-cell office:value-type="string">
            <text:p>policy was terminated with Assurna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Viktor Shashko</text:p>
          </table:table-cell>
          <table:table-cell office:value-type="float" office:value="9809497929">
            <text:p>9809497929</text:p>
          </table:table-cell>
          <table:table-cell office:value-type="string">
            <text:p>policy was terminated with Assurant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Dorothy Thornton</text:p>
          </table:table-cell>
          <table:table-cell office:value-type="float" office:value="3347186316">
            <text:p>3347186316</text:p>
          </table:table-cell>
          <table:table-cell office:value-type="string">
            <text:p>policy was terminated with <text:span text:style-name="T1">Assurant</text:span>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Luciana Olivarez</text:p>
          </table:table-cell>
          <table:table-cell office:value-type="float" office:value="3613897600">
            <text:p>3613897600</text:p>
          </table:table-cell>
          <table:table-cell office:value-type="string">
            <text:p>policy was terminated with <text:span text:style-name="T1">Assurant</text:span></text:p>
          </table:table-cell>
          <table:table-cell office:value-type="string">
            <text:p>person answering said will have her cb</text:p>
          </table:table-cell>
          <table:table-cell table:number-columns-repeated="1020"/>
        </table:table-row>
        <table:table-row table:style-name="ro4">
          <table:table-cell office:value-type="string">
            <text:p>Kenneth Dixon</text:p>
          </table:table-cell>
          <table:table-cell office:value-type="float" office:value="9192363947">
            <text:p>9192363947</text:p>
          </table:table-cell>
          <table:table-cell office:value-type="string">
            <text:p>policy was terminated with <text:span text:style-name="T1">Assurant</text:span>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Laberne Dixon</text:p>
          </table:table-cell>
          <table:table-cell office:value-type="float" office:value="7734685481">
            <text:p>7734685481</text:p>
          </table:table-cell>
          <table:table-cell office:value-type="string">
            <text:p>policy was terminated with <text:span text:style-name="T1">Assurant</text:span></text:p>
          </table:table-cell>
          <table:table-cell office:value-type="string">
            <text:p>left a msg</text:p>
          </table:table-cell>
          <table:table-cell table:number-columns-repeated="1020"/>
        </table:table-row>
        <table:table-row table:style-name="ro4">
          <table:table-cell office:value-type="string">
            <text:p>Tracey Veliz</text:p>
          </table:table-cell>
          <table:table-cell office:value-type="float" office:value="2562618066">
            <text:p>2562618066</text:p>
          </table:table-cell>
          <table:table-cell office:value-type="string">
            <text:p>policy was terminated with <text:span text:style-name="T1">Assurant</text:span></text:p>
          </table:table-cell>
          <table:table-cell office:value-type="string">
            <text:p>having dinner cb Monday</text:p>
          </table:table-cell>
          <table:table-cell table:number-columns-repeated="1020"/>
        </table:table-row>
        <table:table-row table:style-name="ro4">
          <table:table-cell office:value-type="string">
            <text:p>Linda Allen</text:p>
          </table:table-cell>
          <table:table-cell office:value-type="float" office:value="9184782026">
            <text:p>9184782026</text:p>
          </table:table-cell>
          <table:table-cell office:value-type="string">
            <text:p>policy was terminated with <text:span text:style-name="T1">Assurant</text:span></text:p>
          </table:table-cell>
          <table:table-cell office:value-type="string">
            <text:p>man answering hung up after I Introduced myself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Margeaux Graham</text:p>
          </table:table-cell>
          <table:table-cell table:style-name="ce14" office:value-type="float" office:value="3372542249">
            <text:p>3372542249</text:p>
          </table:table-cell>
          <table:table-cell table:style-name="ce14" office:value-type="string">
            <text:p>policy was terminated with <text:span text:style-name="T1">Assurant</text:span></text:p>
          </table:table-cell>
          <table:table-cell table:style-name="ce19" office:value-type="string">
            <text:p>aware may be interested if price right gave to Kasey</text:p>
          </table:table-cell>
          <table:table-cell table:number-columns-repeated="1020"/>
        </table:table-row>
        <table:table-row table:style-name="ro4">
          <table:table-cell table:style-name="ce20" office:value-type="string">
            <text:p>Kaleigh Hess</text:p>
          </table:table-cell>
          <table:table-cell table:style-name="ce20" office:value-type="float" office:value="4077178610">
            <text:p>4077178610</text:p>
          </table:table-cell>
          <table:table-cell table:style-name="ce20" office:value-type="string">
            <text:p>policy was terminated with <text:span text:style-name="T1">Assurant</text:span></text:p>
          </table:table-cell>
          <table:table-cell table:style-name="ce20" office:value-type="string">
            <text:p>answered and hung up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Haroon Tufail</text:p>
          </table:table-cell>
          <table:table-cell table:style-name="ce20" office:value-type="float" office:value="2313297088">
            <text:p>2313297088</text:p>
          </table:table-cell>
          <table:table-cell table:style-name="ce20" office:value-type="string">
            <text:p>policy was terminated with <text:span text:style-name="T1">Assurant</text:span></text:p>
          </table:table-cell>
          <table:table-cell table:style-name="ce20" office:value-type="string">
            <text:p>no answer no msg system set up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Danielle Bracettty</text:p>
          </table:table-cell>
          <table:table-cell table:style-name="ce20" office:value-type="float" office:value="8137482236">
            <text:p>8137482236</text:p>
          </table:table-cell>
          <table:table-cell table:style-name="ce20" office:value-type="string">
            <text:p>policy was terminated with <text:span text:style-name="T1">Assurant</text:span></text:p>
          </table:table-cell>
          <table:table-cell table:style-name="ce20" office:value-type="string">
            <text:p>left a msg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Mary Koger</text:p>
          </table:table-cell>
          <table:table-cell table:style-name="ce20" office:value-type="float" office:value="3138397823">
            <text:p>3138397823</text:p>
          </table:table-cell>
          <table:table-cell table:style-name="ce20" office:value-type="string">
            <text:p>policy was terminated with <text:span text:style-name="T1">Assurant</text:span></text:p>
          </table:table-cell>
          <table:table-cell table:style-name="ce20" office:value-type="string">
            <text:p>aware doesn't want new plan said she never asked for the first one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Treva Fishburn</text:p>
          </table:table-cell>
          <table:table-cell table:style-name="ce20" office:value-type="float" office:value="3176359115">
            <text:p>3176359115</text:p>
          </table:table-cell>
          <table:table-cell table:style-name="ce20" office:value-type="string">
            <text:p>policy was terminated with <text:span text:style-name="T1">Assurant</text:span></text:p>
          </table:table-cell>
          <table:table-cell table:style-name="ce20" office:value-type="string">
            <text:p>asked to cb was busy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Robert McNair</text:p>
          </table:table-cell>
          <table:table-cell table:style-name="ce20" office:value-type="float" office:value="9106897963">
            <text:p>9106897963</text:p>
          </table:table-cell>
          <table:table-cell table:style-name="ce20" office:value-type="string">
            <text:p>policy was terminated with <text:span text:style-name="T1">Assurant</text:span></text:p>
          </table:table-cell>
          <table:table-cell table:style-name="ce20" office:value-type="string">
            <text:p>left a msg</text:p>
          </table:table-cell>
          <table:table-cell table:style-name="ce20" table:number-columns-repeated="1020"/>
        </table:table-row>
        <table:table-row table:style-name="ro4">
          <table:table-cell table:style-name="ce20" office:value-type="string">
            <text:p>Yolanda Acosta</text:p>
          </table:table-cell>
          <table:table-cell table:style-name="ce20" office:value-type="float" office:value="4076177923">
            <text:p>4076177923</text:p>
          </table:table-cell>
          <table:table-cell table:style-name="ce20" office:value-type="string">
            <text:p>policy was terminated with <text:span text:style-name="T1">Assurant</text:span></text:p>
          </table:table-cell>
          <table:table-cell table:style-name="ce20" office:value-type="string">
            <text:p>no answer no msg system set up</text:p>
          </table:table-cell>
          <table:table-cell table:style-name="ce20"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5/20/2016</text:date>, <text:time>16:3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9:37:44.45</meta:creation-date>
    <dc:date>2016-05-20T16:30:26.56</dc:date>
    <meta:editing-duration>P4DT8H33M59S</meta:editing-duration>
    <meta:editing-cycles>8</meta:editing-cycles>
    <meta:generator>OpenOffice/4.1.1$Win32 OpenOffice.org_project/411m6$Build-9775</meta:generator>
    <dc:creator>Jennifer Fields</dc:creator>
    <meta:document-statistic meta:table-count="5" meta:cell-count="1039" meta:object-count="0"/>
  </office:meta>
</office:document-meta>
</file>